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Monospace" svg:font-family="Monospace" style:font-family-generic="roman" style:font-pitch="variable"/>
    <style:font-face style:name="DejaVu Sans Mono" svg:font-family="DejaVu Sans Mono" style:font-family-generic="modern" style:font-pitch="fixed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0715in" text:min-label-width="0.1805in" text:list-level-position-and-space-mode="label-alignment">
          <style:list-level-label-alignment text:label-followed-by="listtab" fo:margin-left="0.252in" fo:text-indent="-0.1805in"/>
        </style:list-level-properties>
      </text:list-level-style-number>
      <text:list-level-style-bullet text:level="2" text:bullet-char="•">
        <style:list-level-properties text:space-before="0.7715in" text:min-label-width="0.1805in" text:list-level-position-and-space-mode="label-alignment">
          <style:list-level-label-alignment text:label-followed-by="listtab" fo:margin-left="0.952in" fo:text-indent="-0.1805in"/>
        </style:list-level-properties>
      </text:list-level-style-bullet>
      <text:list-level-style-bullet text:level="3" text:bullet-char="•">
        <style:list-level-properties text:space-before="1.4715in" text:min-label-width="0.1805in" text:list-level-position-and-space-mode="label-alignment">
          <style:list-level-label-alignment text:label-followed-by="listtab" fo:margin-left="1.652in" fo:text-indent="-0.1805in"/>
        </style:list-level-properties>
      </text:list-level-style-bullet>
      <text:list-level-style-bullet text:level="4" text:bullet-char="•">
        <style:list-level-properties text:space-before="2.1715in" text:min-label-width="0.1805in" text:list-level-position-and-space-mode="label-alignment">
          <style:list-level-label-alignment text:label-followed-by="listtab" fo:margin-left="2.352in" fo:text-indent="-0.1805in"/>
        </style:list-level-properties>
      </text:list-level-style-bullet>
      <text:list-level-style-bullet text:level="5" text:bullet-char="•">
        <style:list-level-properties text:space-before="2.8715in" text:min-label-width="0.1805in" text:list-level-position-and-space-mode="label-alignment">
          <style:list-level-label-alignment text:label-followed-by="listtab" fo:margin-left="3.052in" fo:text-indent="-0.1805in"/>
        </style:list-level-properties>
      </text:list-level-style-bullet>
      <text:list-level-style-bullet text:level="6" text:bullet-char="•">
        <style:list-level-properties text:space-before="3.5715in" text:min-label-width="0.1805in" text:list-level-position-and-space-mode="label-alignment">
          <style:list-level-label-alignment text:label-followed-by="listtab" fo:margin-left="3.752in" fo:text-indent="-0.1805in"/>
        </style:list-level-properties>
      </text:list-level-style-bullet>
      <text:list-level-style-bullet text:level="7" text:bullet-char="•">
        <style:list-level-properties text:space-before="4.2729in" text:min-label-width="0.1805in" text:list-level-position-and-space-mode="label-alignment">
          <style:list-level-label-alignment text:label-followed-by="listtab" fo:margin-left="4.4534in" fo:text-indent="-0.1805in"/>
        </style:list-level-properties>
      </text:list-level-style-bullet>
      <text:list-level-style-bullet text:level="8" text:bullet-char="•">
        <style:list-level-properties text:space-before="4.9729in" text:min-label-width="0.1805in" text:list-level-position-and-space-mode="label-alignment">
          <style:list-level-label-alignment text:label-followed-by="listtab" fo:margin-left="5.1534in" fo:text-indent="-0.1805in"/>
        </style:list-level-properties>
      </text:list-level-style-bullet>
      <text:list-level-style-bullet text:level="9" text:bullet-char="•">
        <style:list-level-properties text:space-before="5.6729in" text:min-label-width="0.1805in" text:list-level-position-and-space-mode="label-alignment">
          <style:list-level-label-alignment text:label-followed-by="listtab" fo:margin-left="5.8534in" fo:text-indent="-0.1805in"/>
        </style:list-level-properties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10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11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12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13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14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15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16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17" style:parent-style-name="Fuentedepárrafopredeter." style:family="text">
      <style:text-properties style:font-name="Monospace" fo:font-weight="bold" style:font-weight-asian="bold" style:font-weight-complex="bold" fo:color="#6A3E3E" fo:font-size="10pt" style:font-size-asian="10pt" fo:background-color="#E8F2FE"/>
    </style:style>
    <style:style style:name="T18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P19" style:parent-style-name="Standard" style:family="paragraph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P20" style:parent-style-name="Standard" style:family="paragraph">
      <style:text-properties style:font-name="Monospace" fo:color="#000000" fo:font-size="10pt" style:font-size-asian="10pt" fo:background-color="#E8F2FE"/>
    </style:style>
    <style:style style:name="P21" style:parent-style-name="Standard" style:family="paragraph">
      <style:text-properties style:font-name="Monospace" fo:color="#000000" fo:font-size="10pt" style:font-size-asian="10pt" fo:background-color="#E8F2FE"/>
    </style:style>
    <style:style style:name="P22" style:parent-style-name="Standard" style:family="paragraph">
      <style:text-properties style:font-name="Monospace" fo:color="#000000" fo:font-size="10pt" style:font-size-asian="10pt" fo:background-color="#E8F2FE"/>
    </style:style>
    <style:style style:name="P23" style:parent-style-name="Standard" style:family="paragraph">
      <style:text-properties style:font-name="Monospace" fo:color="#000000" fo:font-size="10pt" style:font-size-asian="10pt" fo:background-color="#E8F2FE"/>
    </style:style>
    <style:style style:name="P24" style:parent-style-name="Standard" style:family="paragraph">
      <style:text-properties style:font-name="Monospace" fo:color="#000000" fo:font-size="10pt" style:font-size-asian="10pt" fo:background-color="#E8F2FE"/>
    </style:style>
    <style:style style:name="P25" style:parent-style-name="Standard" style:family="paragraph">
      <style:text-properties style:font-name="Monospace" fo:color="#000000" fo:font-size="10pt" style:font-size-asian="10pt" fo:background-color="#E8F2FE"/>
    </style:style>
    <style:style style:name="P26" style:parent-style-name="Standard" style:family="paragraph">
      <style:text-properties style:font-name="Monospace" fo:color="#000000" fo:font-size="10pt" style:font-size-asian="10pt" fo:background-color="#E8F2FE"/>
    </style:style>
    <style:style style:name="P27" style:parent-style-name="Standard" style:family="paragraph">
      <style:text-properties style:font-name="Monospace" fo:color="#000000" fo:font-size="10pt" style:font-size-asian="10pt" fo:background-color="#E8F2FE"/>
    </style:style>
    <style:style style:name="P28" style:parent-style-name="Standard" style:family="paragraph">
      <style:text-properties style:font-name="Monospace" fo:color="#000000" fo:font-size="10pt" style:font-size-asian="10pt" fo:background-color="#E8F2FE"/>
    </style:style>
    <style:style style:name="P29" style:parent-style-name="Standard" style:family="paragraph">
      <style:text-properties style:font-name="Monospace" fo:color="#000000" fo:font-size="10pt" style:font-size-asian="10pt" fo:background-color="#E8F2FE"/>
    </style:style>
    <style:style style:name="P30" style:parent-style-name="Standard" style:family="paragraph">
      <style:text-properties style:font-name="Monospace" fo:color="#000000" fo:font-size="10pt" style:font-size-asian="10pt" fo:background-color="#E8F2FE"/>
    </style:style>
    <style:style style:name="T31" style:parent-style-name="Fuentedepárrafopredeter." style:family="text">
      <style:text-properties style:font-name="Monospace" fo:font-weight="bold" style:font-weight-asian="bold" fo:color="#000000" fo:font-size="10pt" style:font-size-asian="10pt" fo:background-color="#E8F2FE"/>
    </style:style>
    <style:style style:name="T32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33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34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35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36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37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38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39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40" style:parent-style-name="Fuentedepárrafopredeter." style:family="text">
      <style:text-properties style:font-name="Monospace" fo:color="#6A3E3E" fo:font-size="10pt" style:font-size-asian="10pt" fo:background-color="#E8F2FE"/>
    </style:style>
    <style:style style:name="T41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42" style:parent-style-name="Fuentedepárrafopredeter." style:family="text">
      <style:text-properties style:font-name="Monospace" fo:color="#000000" fo:font-size="10pt" style:font-size-asian="10pt"/>
    </style:style>
    <style:style style:name="T4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44" style:parent-style-name="Fuentedepárrafopredeter." style:family="text">
      <style:text-properties style:font-name="Monospace" fo:color="#000000" fo:font-size="10pt" style:font-size-asian="10pt"/>
    </style:style>
    <style:style style:name="T45" style:parent-style-name="Fuentedepárrafopredeter." style:family="text">
      <style:text-properties style:font-name="Monospace" fo:color="#6A3E3E" fo:font-size="10pt" style:font-size-asian="10pt"/>
    </style:style>
    <style:style style:name="T46" style:parent-style-name="Fuentedepárrafopredeter." style:family="text">
      <style:text-properties style:font-name="Monospace" fo:color="#000000" fo:font-size="10pt" style:font-size-asian="10pt"/>
    </style:style>
    <style:style style:name="T47" style:parent-style-name="Fuentedepárrafopredeter." style:family="text">
      <style:text-properties style:font-name="Monospace" fo:color="#000000" fo:font-size="10pt" style:font-size-asian="10pt"/>
    </style:style>
    <style:style style:name="T48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49" style:parent-style-name="Fuentedepárrafopredeter." style:family="text">
      <style:text-properties style:font-name="Monospace" fo:color="#000000" fo:font-size="10pt" style:font-size-asian="10pt"/>
    </style:style>
    <style:style style:name="T50" style:parent-style-name="Fuentedepárrafopredeter." style:family="text">
      <style:text-properties style:font-name="Monospace" fo:color="#6A3E3E" fo:font-size="10pt" style:font-size-asian="10pt"/>
    </style:style>
    <style:style style:name="T51" style:parent-style-name="Fuentedepárrafopredeter." style:family="text">
      <style:text-properties style:font-name="Monospace" fo:color="#000000" fo:font-size="10pt" style:font-size-asian="10pt"/>
    </style:style>
    <style:style style:name="T52" style:parent-style-name="Fuentedepárrafopredeter." style:family="text">
      <style:text-properties style:font-name="Monospace" fo:color="#000000" fo:font-size="10pt" style:font-size-asian="10pt"/>
    </style:style>
    <style:style style:name="T53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54" style:parent-style-name="Fuentedepárrafopredeter." style:family="text">
      <style:text-properties style:font-name="Monospace" fo:color="#000000" fo:font-size="10pt" style:font-size-asian="10pt"/>
    </style:style>
    <style:style style:name="T55" style:parent-style-name="Fuentedepárrafopredeter." style:family="text">
      <style:text-properties style:font-name="Monospace" fo:color="#6A3E3E" fo:font-size="10pt" style:font-size-asian="10pt"/>
    </style:style>
    <style:style style:name="T56" style:parent-style-name="Fuentedepárrafopredeter." style:family="text">
      <style:text-properties style:font-name="Monospace" fo:color="#000000" fo:font-size="10pt" style:font-size-asian="10pt"/>
    </style:style>
    <style:style style:name="P57" style:parent-style-name="Standard" style:family="paragraph">
      <style:text-properties style:font-name="Monospace" fo:color="#000000" fo:font-size="10pt" style:font-size-asian="10pt"/>
    </style:style>
    <style:style style:name="T58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59" style:parent-style-name="Fuentedepárrafopredeter." style:family="text">
      <style:text-properties style:font-name="Monospace" fo:color="#000000" fo:font-size="10pt" style:font-size-asian="10pt"/>
    </style:style>
    <style:style style:name="T60" style:parent-style-name="Fuentedepárrafopredeter." style:family="text">
      <style:text-properties style:font-name="Monospace" fo:color="#6A3E3E" fo:font-size="10pt" style:font-size-asian="10pt"/>
    </style:style>
    <style:style style:name="T61" style:parent-style-name="Fuentedepárrafopredeter." style:family="text">
      <style:text-properties style:font-name="Monospace" fo:color="#000000" fo:font-size="10pt" style:font-size-asian="10pt"/>
    </style:style>
    <style:style style:name="T62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63" style:parent-style-name="Fuentedepárrafopredeter." style:family="text">
      <style:text-properties style:font-name="Monospace" fo:color="#000000" fo:font-size="10pt" style:font-size-asian="10pt"/>
    </style:style>
    <style:style style:name="T64" style:parent-style-name="Fuentedepárrafopredeter." style:family="text">
      <style:text-properties style:font-name="Monospace" fo:color="#6A3E3E" fo:font-size="10pt" style:font-size-asian="10pt"/>
    </style:style>
    <style:style style:name="T65" style:parent-style-name="Fuentedepárrafopredeter." style:family="text">
      <style:text-properties style:font-name="Monospace" fo:color="#000000" fo:font-size="10pt" style:font-size-asian="10pt"/>
    </style:style>
    <style:style style:name="T66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67" style:parent-style-name="Fuentedepárrafopredeter." style:family="text">
      <style:text-properties style:font-name="Monospace" fo:color="#000000" fo:font-size="10pt" style:font-size-asian="10pt"/>
    </style:style>
    <style:style style:name="T68" style:parent-style-name="Fuentedepárrafopredeter." style:family="text">
      <style:text-properties style:font-name="Monospace" fo:color="#6A3E3E" fo:font-size="10pt" style:font-size-asian="10pt"/>
    </style:style>
    <style:style style:name="T69" style:parent-style-name="Fuentedepárrafopredeter." style:family="text">
      <style:text-properties style:font-name="Monospace" fo:color="#000000" fo:font-size="10pt" style:font-size-asian="10pt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Fuentedepárrafopredeter." style:family="text">
      <style:text-properties style:font-name="Monospace" fo:font-weight="bold" style:font-weight-asian="bold" fo:color="#000000" fo:font-size="10pt" style:font-size-asian="10pt" fo:background-color="#E8F2FE"/>
    </style:style>
    <style:style style:name="T73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74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75" style:parent-style-name="Fuentedepárrafopredeter." style:family="text">
      <style:text-properties style:font-name="Monospace" fo:font-weight="bold" style:font-weight-asian="bold" style:font-weight-complex="bold" fo:color="#7F0055" fo:font-size="10pt" style:font-size-asian="10pt" fo:background-color="#E8F2FE"/>
    </style:style>
    <style:style style:name="T76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77" style:parent-style-name="Fuentedepárrafopredeter." style:family="text">
      <style:text-properties style:font-name="Monospace" fo:font-weight="bold" style:font-weight-asian="bold" style:font-weight-complex="bold" fo:color="#6A3E3E" fo:font-size="10pt" style:font-size-asian="10pt" fo:background-color="#E8F2FE"/>
    </style:style>
    <style:style style:name="T78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T80" style:parent-style-name="Fuentedepárrafopredeter." style:family="text">
      <style:text-properties style:font-name="Monospace" fo:color="#000000" fo:font-size="10pt" style:font-size-asian="10pt"/>
    </style:style>
    <style:style style:name="T81" style:parent-style-name="Fuentedepárrafopredeter." style:family="text">
      <style:text-properties style:font-name="Monospace" fo:color="#6A3E3E" fo:font-size="10pt" style:font-size-asian="10pt"/>
    </style:style>
    <style:style style:name="T82" style:parent-style-name="Fuentedepárrafopredeter." style:family="text">
      <style:text-properties style:font-name="Monospace" fo:color="#000000" fo:font-size="10pt" style:font-size-asian="10pt"/>
    </style:style>
    <style:style style:name="T83" style:parent-style-name="Fuentedepárrafopredeter." style:family="text">
      <style:text-properties style:font-name="Monospace" fo:color="#2A00FF" fo:font-size="10pt" style:font-size-asian="10pt"/>
    </style:style>
    <style:style style:name="T84" style:parent-style-name="Fuentedepárrafopredeter." style:family="text">
      <style:text-properties style:font-name="Monospace" fo:color="#000000" fo:font-size="10pt" style:font-size-asian="10pt"/>
    </style:style>
    <style:style style:name="T85" style:parent-style-name="Fuentedepárrafopredeter." style:family="text">
      <style:text-properties style:font-name="Monospace" fo:color="#2A00FF" fo:font-size="10pt" style:font-size-asian="10pt"/>
    </style:style>
    <style:style style:name="T86" style:parent-style-name="Fuentedepárrafopredeter." style:family="text">
      <style:text-properties style:font-name="Monospace" fo:color="#000000" fo:font-size="10pt" style:font-size-asian="10pt"/>
    </style:style>
    <style:style style:name="T87" style:parent-style-name="Fuentedepárrafopredeter." style:family="text">
      <style:text-properties style:font-name="Monospace" fo:color="#2A00FF" fo:font-size="10pt" style:font-size-asian="10pt"/>
    </style:style>
    <style:style style:name="T88" style:parent-style-name="Fuentedepárrafopredeter." style:family="text">
      <style:text-properties style:font-name="Monospace" fo:color="#000000" fo:font-size="10pt" style:font-size-asian="10pt"/>
    </style:style>
    <style:style style:name="T89" style:parent-style-name="Fuentedepárrafopredeter." style:family="text">
      <style:text-properties style:font-name="Monospace" fo:color="#2A00FF" fo:font-size="10pt" style:font-size-asian="10pt"/>
    </style:style>
    <style:style style:name="T90" style:parent-style-name="Fuentedepárrafopredeter." style:family="text">
      <style:text-properties style:font-name="Monospace" fo:color="#000000" fo:font-size="10pt" style:font-size-asian="10pt"/>
    </style:style>
    <style:style style:name="T91" style:parent-style-name="Fuentedepárrafopredeter." style:family="text">
      <style:text-properties style:font-name="Monospace" fo:color="#2A00FF" fo:font-size="10pt" style:font-size-asian="10pt"/>
    </style:style>
    <style:style style:name="T92" style:parent-style-name="Fuentedepárrafopredeter." style:family="text">
      <style:text-properties style:font-name="Monospace" fo:color="#000000" fo:font-size="10pt" style:font-size-asian="10pt"/>
    </style:style>
    <style:style style:name="T93" style:parent-style-name="Fuentedepárrafopredeter." style:family="text">
      <style:text-properties style:font-name="Monospace" fo:color="#000000" fo:font-size="10pt" style:font-size-asian="10pt"/>
    </style:style>
    <style:style style:name="T94" style:parent-style-name="Fuentedepárrafopredeter." style:family="text">
      <style:text-properties style:font-name="Monospace" fo:color="#6A3E3E" fo:font-size="10pt" style:font-size-asian="10pt"/>
    </style:style>
    <style:style style:name="T95" style:parent-style-name="Fuentedepárrafopredeter." style:family="text">
      <style:text-properties style:font-name="Monospace" fo:color="#000000" fo:font-size="10pt" style:font-size-asian="10pt"/>
    </style:style>
    <style:style style:name="T96" style:parent-style-name="Fuentedepárrafopredeter." style:family="text">
      <style:text-properties style:font-name="Monospace" fo:color="#2A00FF" fo:font-size="10pt" style:font-size-asian="10pt"/>
    </style:style>
    <style:style style:name="T97" style:parent-style-name="Fuentedepárrafopredeter." style:family="text">
      <style:text-properties style:font-name="Monospace" fo:color="#000000" fo:font-size="10pt" style:font-size-asian="10pt"/>
    </style:style>
    <style:style style:name="T98" style:parent-style-name="Fuentedepárrafopredeter." style:family="text">
      <style:text-properties style:font-name="Monospace" fo:color="#2A00FF" fo:font-size="10pt" style:font-size-asian="10pt"/>
    </style:style>
    <style:style style:name="T99" style:parent-style-name="Fuentedepárrafopredeter." style:family="text">
      <style:text-properties style:font-name="Monospace" fo:color="#000000" fo:font-size="10pt" style:font-size-asian="10pt"/>
    </style:style>
    <style:style style:name="T100" style:parent-style-name="Fuentedepárrafopredeter." style:family="text">
      <style:text-properties style:font-name="Monospace" fo:color="#2A00FF" fo:font-size="10pt" style:font-size-asian="10pt"/>
    </style:style>
    <style:style style:name="T101" style:parent-style-name="Fuentedepárrafopredeter." style:family="text">
      <style:text-properties style:font-name="Monospace" fo:color="#000000" fo:font-size="10pt" style:font-size-asian="10pt"/>
    </style:style>
    <style:style style:name="T102" style:parent-style-name="Fuentedepárrafopredeter." style:family="text">
      <style:text-properties style:font-name="Monospace" fo:color="#000000" fo:font-size="10pt" style:font-size-asian="10pt"/>
    </style:style>
    <style:style style:name="T103" style:parent-style-name="Fuentedepárrafopredeter." style:family="text">
      <style:text-properties style:font-name="Monospace" fo:color="#6A3E3E" fo:font-size="10pt" style:font-size-asian="10pt"/>
    </style:style>
    <style:style style:name="T104" style:parent-style-name="Fuentedepárrafopredeter." style:family="text">
      <style:text-properties style:font-name="Monospace" fo:color="#000000" fo:font-size="10pt" style:font-size-asian="10pt"/>
    </style:style>
    <style:style style:name="T105" style:parent-style-name="Fuentedepárrafopredeter." style:family="text">
      <style:text-properties style:font-name="Monospace" fo:color="#2A00FF" fo:font-size="10pt" style:font-size-asian="10pt"/>
    </style:style>
    <style:style style:name="T106" style:parent-style-name="Fuentedepárrafopredeter." style:family="text">
      <style:text-properties style:font-name="Monospace" fo:color="#000000" fo:font-size="10pt" style:font-size-asian="10pt"/>
    </style:style>
    <style:style style:name="T107" style:parent-style-name="Fuentedepárrafopredeter." style:family="text">
      <style:text-properties style:font-name="Monospace" fo:color="#2A00FF" fo:font-size="10pt" style:font-size-asian="10pt"/>
    </style:style>
    <style:style style:name="T108" style:parent-style-name="Fuentedepárrafopredeter." style:family="text">
      <style:text-properties style:font-name="Monospace" fo:color="#000000" fo:font-size="10pt" style:font-size-asian="10pt"/>
    </style:style>
    <style:style style:name="T109" style:parent-style-name="Fuentedepárrafopredeter." style:family="text">
      <style:text-properties style:font-name="Monospace" fo:color="#2A00FF" fo:font-size="10pt" style:font-size-asian="10pt"/>
    </style:style>
    <style:style style:name="T110" style:parent-style-name="Fuentedepárrafopredeter." style:family="text">
      <style:text-properties style:font-name="Monospace" fo:color="#000000" fo:font-size="10pt" style:font-size-asian="10pt"/>
    </style:style>
    <style:style style:name="P111" style:parent-style-name="Standard" style:family="paragraph">
      <style:text-properties style:font-name="Monospace" fo:color="#000000" fo:font-size="10pt" style:font-size-asian="10pt"/>
    </style:style>
    <style:style style:name="T112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113" style:parent-style-name="Fuentedepárrafopredeter." style:family="text">
      <style:text-properties style:font-name="Monospace" fo:color="#000000" fo:font-size="10pt" style:font-size-asian="10pt"/>
    </style:style>
    <style:style style:name="T114" style:parent-style-name="Fuentedepárrafopredeter." style:family="text">
      <style:text-properties style:font-name="Monospace" fo:color="#6A3E3E" fo:font-size="10pt" style:font-size-asian="10pt"/>
    </style:style>
    <style:style style:name="T115" style:parent-style-name="Fuentedepárrafopredeter." style:family="text">
      <style:text-properties style:font-name="Monospace" fo:color="#000000" fo:font-size="10pt" style:font-size-asian="10pt"/>
    </style:style>
    <style:style style:name="T116" style:parent-style-name="Fuentedepárrafopredeter." style:family="text">
      <style:text-properties style:font-name="Monospace" fo:color="#2A00FF" fo:font-size="10pt" style:font-size-asian="10pt"/>
    </style:style>
    <style:style style:name="T117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118" style:parent-style-name="Fuentedepárrafopredeter." style:family="text">
      <style:text-properties style:font-name="Monospace" fo:color="#000000" fo:font-size="10pt" style:font-size-asian="10pt"/>
    </style:style>
    <style:style style:name="T119" style:parent-style-name="Fuentedepárrafopredeter." style:family="text">
      <style:text-properties style:font-name="Monospace" fo:color="#6A3E3E" fo:font-size="10pt" style:font-size-asian="10pt"/>
    </style:style>
    <style:style style:name="T120" style:parent-style-name="Fuentedepárrafopredeter." style:family="text">
      <style:text-properties style:font-name="Monospace" fo:color="#000000" fo:font-size="10pt" style:font-size-asian="10pt"/>
    </style:style>
    <style:style style:name="T121" style:parent-style-name="Fuentedepárrafopredeter." style:family="text">
      <style:text-properties style:font-name="Monospace" fo:color="#2A00FF" fo:font-size="10pt" style:font-size-asian="10pt"/>
    </style:style>
    <style:style style:name="T122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123" style:parent-style-name="Fuentedepárrafopredeter." style:family="text">
      <style:text-properties style:font-name="Monospace" fo:color="#000000" fo:font-size="10pt" style:font-size-asian="10pt"/>
    </style:style>
    <style:style style:name="T124" style:parent-style-name="Fuentedepárrafopredeter." style:family="text">
      <style:text-properties style:font-name="Monospace" fo:color="#6A3E3E" fo:font-size="10pt" style:font-size-asian="10pt"/>
    </style:style>
    <style:style style:name="T125" style:parent-style-name="Fuentedepárrafopredeter." style:family="text">
      <style:text-properties style:font-name="Monospace" fo:color="#000000" fo:font-size="10pt" style:font-size-asian="10pt"/>
    </style:style>
    <style:style style:name="T126" style:parent-style-name="Fuentedepárrafopredeter." style:family="text">
      <style:text-properties style:font-name="Monospace" fo:color="#2A00FF" fo:font-size="10pt" style:font-size-asian="10pt"/>
    </style:style>
    <style:style style:name="P127" style:parent-style-name="Standard" style:family="paragraph">
      <style:text-properties style:font-name="Monospace" fo:color="#000000" fo:font-size="10pt" style:font-size-asian="10pt"/>
    </style:style>
    <style:style style:name="P128" style:parent-style-name="Standard" style:family="paragraph">
      <style:text-properties style:font-name="Monospace" fo:color="#000000" fo:font-size="10pt" style:font-size-asian="10pt"/>
    </style:style>
    <style:style style:name="T129" style:parent-style-name="Fuentedepárrafopredeter." style:family="text">
      <style:text-properties style:font-name="Monospace" fo:font-weight="bold" style:font-weight-asian="bold" fo:color="#000000" fo:font-size="10pt" style:font-size-asian="10pt" fo:background-color="#E8F2FE"/>
    </style:style>
    <style:style style:name="T130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131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132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133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134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135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136" style:parent-style-name="Fuentedepárrafopredeter." style:family="text">
      <style:text-properties style:font-name="Monospace" fo:font-weight="bold" style:font-weight-asian="bold" style:font-weight-complex="bold" fo:color="#000000" fo:font-size="10pt" style:font-size-asian="10pt" fo:background-color="#E8F2FE"/>
    </style:style>
    <style:style style:name="T137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138" style:parent-style-name="Fuentedepárrafopredeter." style:family="text">
      <style:text-properties style:font-name="Monospace" fo:font-weight="bold" style:font-weight-asian="bold" fo:color="#7F0055" fo:font-size="10pt" style:font-size-asian="10pt" fo:background-color="#E8F2FE"/>
    </style:style>
    <style:style style:name="T139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T140" style:parent-style-name="Fuentedepárrafopredeter." style:family="text">
      <style:text-properties style:font-name="Monospace" fo:color="#6A3E3E" fo:font-size="10pt" style:font-size-asian="10pt" fo:background-color="#E8F2FE"/>
    </style:style>
    <style:style style:name="T141" style:parent-style-name="Fuentedepárrafopredeter." style:family="text">
      <style:text-properties style:font-name="Monospace" fo:color="#000000" fo:font-size="10pt" style:font-size-asian="10pt" fo:background-color="#E8F2FE"/>
    </style:style>
    <style:style style:name="P142" style:parent-style-name="Standard" style:family="paragraph">
      <style:text-properties style:font-name="Monospace" fo:color="#000000" fo:font-size="10pt" style:font-size-asian="10pt" fo:background-color="#E8F2FE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T145" style:parent-style-name="Fuentedepárrafopredeter." style:family="text">
      <style:text-properties style:font-name="Monospace" fo:font-weight="bold" style:font-weight-asian="bold" fo:color="#7F0055" fo:font-size="10pt" style:font-size-asian="10pt"/>
    </style:style>
    <style:style style:name="T146" style:parent-style-name="Fuentedepárrafopredeter." style:family="text">
      <style:text-properties style:font-name="Monospace" fo:color="#000000" fo:font-size="10pt" style:font-size-asian="10pt"/>
    </style:style>
    <style:style style:name="T147" style:parent-style-name="Fuentedepárrafopredeter." style:family="text">
      <style:text-properties style:font-name="Monospace" fo:color="#6A3E3E" fo:font-size="10pt" style:font-size-asian="10pt"/>
    </style:style>
    <style:style style:name="T148" style:parent-style-name="Fuentedepárrafopredeter." style:family="text">
      <style:text-properties style:font-name="Monospace" fo:color="#000000" fo:font-size="10pt" style:font-size-asian="10pt"/>
    </style:style>
    <style:style style:name="T149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150" style:parent-style-name="Fuentedepárrafopredeter." style:family="text">
      <style:text-properties style:font-name="Monospace" fo:color="#000000" fo:font-size="10pt" style:font-size-asian="10pt"/>
    </style:style>
    <style:style style:name="T151" style:parent-style-name="Fuentedepárrafopredeter." style:family="text">
      <style:text-properties style:font-name="Monospace" fo:color="#6A3E3E" fo:font-size="10pt" style:font-size-asian="10pt"/>
    </style:style>
    <style:style style:name="T152" style:parent-style-name="Fuentedepárrafopredeter." style:family="text">
      <style:text-properties style:font-name="Monospace" fo:color="#000000" fo:font-size="10pt" style:font-size-asian="10pt"/>
    </style:style>
    <style:style style:name="P153" style:parent-style-name="Textkörper" style:family="paragraph">
      <style:paragraph-properties fo:margin-left="0in" fo:margin-right="0.0159in">
        <style:tab-stops/>
      </style:paragraph-properties>
    </style:style>
    <style:style style:name="P154" style:parent-style-name="Textkörper" style:family="paragraph">
      <style:paragraph-properties fo:margin-left="0in" fo:margin-right="0.0159in">
        <style:tab-stops/>
      </style:paragraph-properties>
    </style:style>
    <style:style style:name="T155" style:parent-style-name="Absatz-Standardschriftart" style:family="text">
      <style:text-properties fo:font-weight="bold" style:font-weight-asian="bold"/>
    </style:style>
    <style:style style:name="T156" style:parent-style-name="Absatz-Standardschriftart" style:family="text">
      <style:text-properties fo:font-weight="bold" style:font-weight-asian="bold" fo:letter-spacing="-0.0027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2in"/>
    </style:style>
    <style:style style:name="T159" style:parent-style-name="Absatz-Standardschriftart" style:family="text">
      <style:text-properties fo:letter-spacing="-0.0034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13in"/>
    </style:style>
    <style:style style:name="T162" style:parent-style-name="Absatz-Standardschriftart" style:family="text">
      <style:text-properties fo:letter-spacing="-0.0027in"/>
    </style:style>
    <style:style style:name="T163" style:parent-style-name="Absatz-Standardschriftart" style:family="text">
      <style:text-properties fo:letter-spacing="-0.0034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27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2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27in"/>
    </style:style>
    <style:style style:name="T170" style:parent-style-name="Absatz-Standardschriftart" style:family="text">
      <style:text-properties fo:letter-spacing="-0.0034in"/>
    </style:style>
    <style:style style:name="T171" style:parent-style-name="Absatz-Standardschriftart" style:family="text">
      <style:text-properties fo:letter-spacing="-0.0006in"/>
    </style:style>
    <style:style style:name="P172" style:parent-style-name="Standard" style:family="paragraph">
      <style:text-properties style:font-name-asian="Liberation Serif" style:font-name-complex="Liberation Serif"/>
    </style:style>
    <style:style style:name="P173" style:parent-style-name="Standard" style:family="paragraph">
      <style:paragraph-properties fo:margin-left="0.0715in">
        <style:tab-stops/>
      </style:paragraph-properties>
    </style:style>
    <style:style style:name="T174" style:parent-style-name="Absatz-Standardschriftart" style:family="text">
      <style:text-properties fo:font-weight="bold" style:font-weight-asian="bold" fo:letter-spacing="-0.0006in" fo:background-color="#FFFFFF"/>
    </style:style>
    <style:style style:name="P175" style:parent-style-name="Standard" style:family="paragraph">
      <style:paragraph-properties fo:margin-left="0.0715in">
        <style:tab-stops/>
      </style:paragraph-properties>
    </style:style>
    <style:style style:name="T176" style:parent-style-name="Absatz-Standardschriftart" style:family="text">
      <style:text-properties fo:font-weight="bold" style:font-weight-asian="bold" fo:letter-spacing="-0.0006in" fo:background-color="#FFFF38"/>
    </style:style>
    <style:style style:name="T177" style:parent-style-name="Absatz-Standardschriftart" style:family="text">
      <style:text-properties fo:font-weight="bold" style:font-weight-asian="bold" fo:letter-spacing="-0.0034in" fo:background-color="#FFFF38"/>
    </style:style>
    <style:style style:name="T178" style:parent-style-name="Absatz-Standardschriftart" style:family="text">
      <style:text-properties fo:font-weight="bold" style:font-weight-asian="bold" fo:letter-spacing="-0.0006in" fo:background-color="#FFFF38"/>
    </style:style>
    <style:style style:name="T179" style:parent-style-name="Absatz-Standardschriftart" style:family="text">
      <style:text-properties fo:font-weight="bold" style:font-weight-asian="bold" fo:letter-spacing="0.0361in" fo:background-color="#FFFF38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34in"/>
    </style:style>
    <style:style style:name="T182" style:parent-style-name="Absatz-Standardschriftart" style:family="text">
      <style:text-properties fo:letter-spacing="-0.0027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2in"/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style:font-name="DejaVu Sans Mono" fo:font-weight="bold" style:font-weight-asian="bold" fo:font-style="italic" style:font-style-asian="italic" fo:color="#0000C0" fo:letter-spacing="-0.0006in" fo:font-size="10pt" style:font-size-asian="10pt"/>
    </style:style>
    <style:style style:name="T187" style:parent-style-name="Absatz-Standardschriftart" style:family="text">
      <style:text-properties style:font-name="DejaVu Sans Mono" fo:letter-spacing="-0.0006in" fo:font-size="10pt" style:font-size-asian="10pt"/>
    </style:style>
    <style:style style:name="T188" style:parent-style-name="Absatz-Standardschriftart" style:family="text">
      <style:text-properties style:font-name="DejaVu Sans Mono" fo:font-weight="bold" style:font-weight-asian="bold" fo:font-style="italic" style:font-style-asian="italic" fo:color="#0000C0" fo:letter-spacing="-0.0006in" fo:font-size="10pt" style:font-size-asian="10pt"/>
    </style:style>
    <style:style style:name="T189" style:parent-style-name="Absatz-Standardschriftart" style:family="text">
      <style:text-properties style:font-name="DejaVu Sans Mono" fo:letter-spacing="-0.0006in" fo:font-size="10pt" style:font-size-asian="10pt"/>
    </style:style>
    <style:style style:name="T190" style:parent-style-name="Absatz-Standardschriftart" style:family="text">
      <style:text-properties style:font-name="DejaVu Sans Mono" fo:font-weight="bold" style:font-weight-asian="bold" fo:font-style="italic" style:font-style-asian="italic" fo:color="#0000C0" fo:letter-spacing="-0.0006in" fo:font-size="10pt" style:font-size-asian="10pt"/>
    </style:style>
    <style:style style:name="T191" style:parent-style-name="Absatz-Standardschriftart" style:family="text">
      <style:text-properties style:font-name="DejaVu Sans Mono" fo:letter-spacing="-0.0006in" fo:font-size="10pt" style:font-size-asian="10pt"/>
    </style:style>
    <style:style style:name="T192" style:parent-style-name="Absatz-Standardschriftart" style:family="text">
      <style:text-properties style:font-name="DejaVu Sans Mono" fo:font-weight="bold" style:font-weight-asian="bold" fo:font-style="italic" style:font-style-asian="italic" fo:color="#0000C0" fo:letter-spacing="-0.0006in" fo:font-size="10pt" style:font-size-asian="10pt"/>
    </style:style>
    <style:style style:name="T193" style:parent-style-name="Absatz-Standardschriftart" style:family="text">
      <style:text-properties style:font-name="DejaVu Sans Mono" fo:letter-spacing="-0.0006in" fo:font-size="10pt" style:font-size-asian="10pt"/>
    </style:style>
    <style:style style:name="T194" style:parent-style-name="Absatz-Standardschriftart" style:family="text">
      <style:text-properties style:font-name="DejaVu Sans Mono" fo:font-weight="bold" style:font-weight-asian="bold" fo:font-style="italic" style:font-style-asian="italic" fo:color="#0000C0" fo:letter-spacing="-0.0006in" fo:font-size="10pt" style:font-size-asian="10pt"/>
    </style:style>
    <style:style style:name="T195" style:parent-style-name="Absatz-Standardschriftart" style:family="text">
      <style:text-properties style:font-name="DejaVu Sans Mono" fo:letter-spacing="-0.0006in" fo:font-size="10pt" style:font-size-asian="10pt"/>
    </style:style>
    <style:style style:name="P196" style:parent-style-name="Standard" style:family="paragraph">
      <style:paragraph-properties fo:margin-top="0.0006in"/>
    </style:style>
    <style:style style:name="P197" style:parent-style-name="Standard" style:family="paragraph">
      <style:paragraph-properties fo:margin-top="0.0006in"/>
    </style:style>
    <style:style style:name="T198" style:parent-style-name="Absatz-Standardschriftart" style:family="text">
      <style:text-properties fo:font-weight="bold" style:font-weight-asian="bold" style:font-weight-complex="bold" fo:font-style="italic" style:font-style-asian="italic"/>
    </style:style>
    <style:style style:name="P199" style:parent-style-name="Standard" style:family="paragraph">
      <style:paragraph-properties fo:margin-left="0.0715in" fo:margin-right="0.0159in">
        <style:tab-stops/>
      </style:paragraph-properties>
    </style:style>
    <style:style style:name="T200" style:parent-style-name="Absatz-Standardschriftart" style:family="text">
      <style:text-properties fo:font-weight="bold" style:font-weight-asian="bold" fo:letter-spacing="-0.0006in" fo:background-color="#FFFF00"/>
    </style:style>
    <style:style style:name="T201" style:parent-style-name="Absatz-Standardschriftart" style:family="text">
      <style:text-properties fo:font-weight="bold" style:font-weight-asian="bold" fo:letter-spacing="-0.0034in" fo:background-color="#FFFF00"/>
    </style:style>
    <style:style style:name="T202" style:parent-style-name="Absatz-Standardschriftart" style:family="text">
      <style:text-properties fo:font-weight="bold" style:font-weight-asian="bold" fo:letter-spacing="-0.0006in" fo:background-color="#FFFF00"/>
    </style:style>
    <style:style style:name="T203" style:parent-style-name="Absatz-Standardschriftart" style:family="text">
      <style:text-properties fo:font-weight="bold" style:font-weight-asian="bold" fo:letter-spacing="-0.002in" fo:background-color="#FFFF00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34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13in"/>
    </style:style>
    <style:style style:name="T210" style:parent-style-name="Absatz-Standardschriftart" style:family="text">
      <style:text-properties fo:letter-spacing="-0.0034in"/>
    </style:style>
    <style:style style:name="T211" style:parent-style-name="Absatz-Standardschriftart" style:family="text">
      <style:text-properties fo:letter-spacing="-0.0027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27in"/>
    </style:style>
    <style:style style:name="T214" style:parent-style-name="Absatz-Standardschriftart" style:family="text">
      <style:text-properties fo:letter-spacing="-0.0027in"/>
    </style:style>
    <style:style style:name="T215" style:parent-style-name="Absatz-Standardschriftart" style:family="text">
      <style:text-properties fo:letter-spacing="-0.0027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2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34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2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13in"/>
    </style:style>
    <style:style style:name="T226" style:parent-style-name="Absatz-Standardschriftart" style:family="text">
      <style:text-properties fo:font-weight="bold" style:font-weight-asian="bold"/>
    </style:style>
    <style:style style:name="T227" style:parent-style-name="Absatz-Standardschriftart" style:family="text">
      <style:text-properties fo:font-weight="bold" style:font-weight-asian="bold" fo:letter-spacing="-0.002in"/>
    </style:style>
    <style:style style:name="T228" style:parent-style-name="Absatz-Standardschriftart" style:family="text">
      <style:text-properties fo:font-weight="bold" style:font-weight-asian="bold" fo:letter-spacing="-0.0006in"/>
    </style:style>
    <style:style style:name="P229" style:parent-style-name="Standard" style:family="paragraph">
      <style:paragraph-properties fo:margin-top="0.0027in"/>
      <style:text-properties style:font-name-asian="Liberation Serif" style:font-name-complex="Liberation Serif" fo:font-weight="bold" style:font-weight-asian="bold" style:font-weight-complex="bold" fo:font-size="10pt" style:font-size-asian="10pt" style:font-size-complex="10pt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41in"/>
    </style:style>
    <style:style style:name="T232" style:parent-style-name="Absatz-Standardschriftart" style:family="text">
      <style:text-properties fo:letter-spacing="-0.0055in"/>
    </style:style>
    <style:style style:name="T233" style:parent-style-name="Absatz-Standardschriftart" style:family="text">
      <style:text-properties fo:letter-spacing="-0.0006in"/>
    </style:style>
    <style:style style:name="P234" style:parent-style-name="Standard" style:family="paragraph">
      <style:paragraph-properties fo:margin-top="0.0013in"/>
      <style:text-properties style:font-name-asian="Liberation Serif" style:font-name-complex="Liberation Serif" fo:font-size="10pt" style:font-size-asian="10pt" style:font-size-complex="10pt"/>
    </style:style>
    <style:style style:name="P235" style:parent-style-name="Standard" style:family="paragraph">
      <style:paragraph-properties fo:margin-left="0.0715in">
        <style:tab-stops>
          <style:tab-stop style:type="left" style:position="2.5in"/>
        </style:tab-stops>
      </style:paragraph-properties>
    </style:style>
    <style:style style:name="T236" style:parent-style-name="Absatz-Standardschriftart" style:family="text">
      <style:text-properties style:font-name="DejaVu Sans Mono" fo:letter-spacing="-0.0006in" fo:font-size="10pt" style:font-size-asian="10pt"/>
    </style:style>
    <style:style style:name="T237" style:parent-style-name="Absatz-Standardschriftart" style:family="text">
      <style:text-properties style:font-name="DejaVu Sans Mono" fo:letter-spacing="-0.0013in" fo:font-size="10pt" style:font-size-asian="10pt"/>
    </style:style>
    <style:style style:name="T238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239" style:parent-style-name="Absatz-Standardschriftart" style:family="text">
      <style:text-properties style:font-name="DejaVu Sans Mono" fo:letter-spacing="-0.0006in" fo:font-size="10pt" style:font-size-asian="10pt"/>
    </style:style>
    <style:style style:name="T240" style:parent-style-name="Absatz-Standardschriftart" style:family="text">
      <style:text-properties style:font-name="Times New Roman" fo:letter-spacing="-0.0006in" fo:font-size="10pt" style:font-size-asian="10pt"/>
    </style:style>
    <style:style style:name="T241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242" style:parent-style-name="Absatz-Standardschriftart" style:family="text">
      <style:text-properties style:font-name="DejaVu Sans Mono" fo:color="#3F7F5F" fo:letter-spacing="0.0006in" fo:font-size="10pt" style:font-size-asian="10pt"/>
    </style:style>
    <style:style style:name="T243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P244" style:parent-style-name="Standard" style:family="paragraph">
      <style:paragraph-properties fo:margin-top="0.0006in" fo:line-height="0.1611in" fo:margin-left="0.0715in">
        <style:tab-stops>
          <style:tab-stop style:type="left" style:position="2.5in"/>
        </style:tab-stops>
      </style:paragraph-properties>
    </style:style>
    <style:style style:name="T245" style:parent-style-name="Absatz-Standardschriftart" style:family="text">
      <style:text-properties style:font-name="DejaVu Sans Mono" fo:letter-spacing="-0.0006in" fo:font-size="10pt" style:font-size-asian="10pt"/>
    </style:style>
    <style:style style:name="T246" style:parent-style-name="Absatz-Standardschriftart" style:family="text">
      <style:text-properties style:font-name="DejaVu Sans Mono" fo:letter-spacing="-0.0013in" fo:font-size="10pt" style:font-size-asian="10pt"/>
    </style:style>
    <style:style style:name="T247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248" style:parent-style-name="Absatz-Standardschriftart" style:family="text">
      <style:text-properties style:font-name="DejaVu Sans Mono" fo:letter-spacing="-0.0006in" fo:font-size="10pt" style:font-size-asian="10pt"/>
    </style:style>
    <style:style style:name="T249" style:parent-style-name="Absatz-Standardschriftart" style:family="text">
      <style:text-properties style:font-name="Times New Roman" fo:letter-spacing="-0.0006in" fo:font-size="10pt" style:font-size-asian="10pt"/>
    </style:style>
    <style:style style:name="T250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251" style:parent-style-name="Absatz-Standardschriftart" style:family="text">
      <style:text-properties style:font-name="DejaVu Sans Mono" fo:color="#3F7F5F" fo:letter-spacing="0.0006in" fo:font-size="10pt" style:font-size-asian="10pt"/>
    </style:style>
    <style:style style:name="T252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P253" style:parent-style-name="Standard" style:family="paragraph">
      <style:paragraph-properties fo:line-height="0.1611in" fo:margin-left="0.0715in">
        <style:tab-stops>
          <style:tab-stop style:type="left" style:position="2.5069in"/>
        </style:tab-stops>
      </style:paragraph-properties>
    </style:style>
    <style:style style:name="T254" style:parent-style-name="Absatz-Standardschriftart" style:family="text">
      <style:text-properties style:font-name="DejaVu Sans Mono" fo:letter-spacing="-0.0006in" fo:font-size="10pt" style:font-size-asian="10pt"/>
    </style:style>
    <style:style style:name="T255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256" style:parent-style-name="Absatz-Standardschriftart" style:family="text">
      <style:text-properties style:font-name="DejaVu Sans Mono" fo:letter-spacing="-0.0006in" fo:font-size="10pt" style:font-size-asian="10pt"/>
    </style:style>
    <style:style style:name="T257" style:parent-style-name="Absatz-Standardschriftart" style:family="text">
      <style:text-properties style:font-name="Times New Roman" fo:letter-spacing="-0.0006in" fo:font-size="10pt" style:font-size-asian="10pt"/>
    </style:style>
    <style:style style:name="T258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259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60" style:parent-style-name="Absatz-Standardschriftart" style:family="text">
      <style:text-properties style:font-name="DejaVu Sans Mono" fo:color="#3F7F5F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61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62" style:parent-style-name="Absatz-Standardschriftart" style:family="text">
      <style:text-properties style:font-name="DejaVu Sans Mono" fo:color="#3F7F5F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63" style:parent-style-name="Absatz-Standardschriftart" style:family="text">
      <style:text-properties style:font-name="DejaVu Sans Mono" fo:color="#3F7F5F" fo:letter-spacing="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64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P265" style:parent-style-name="Standard" style:family="paragraph">
      <style:paragraph-properties fo:margin-top="0.0006in" fo:margin-left="0.0715in">
        <style:tab-stops>
          <style:tab-stop style:type="left" style:position="0.5013in"/>
          <style:tab-stop style:type="left" style:position="2.5013in"/>
        </style:tab-stops>
      </style:paragraph-properties>
    </style:style>
    <style:style style:name="T266" style:parent-style-name="Absatz-Standardschriftart" style:family="text">
      <style:text-properties style:font-name="DejaVu Sans Mono" fo:font-weight="bold" style:font-weight-asian="bold" fo:color="#7F0054" fo:letter-spacing="-0.0006in" fo:font-size="10pt" style:font-size-asian="10pt"/>
    </style:style>
    <style:style style:name="T267" style:parent-style-name="Absatz-Standardschriftart" style:family="text">
      <style:text-properties style:font-name="Times New Roman" fo:font-weight="bold" style:font-weight-asian="bold" fo:color="#7F0054" fo:letter-spacing="-0.0006in" fo:font-size="10pt" style:font-size-asian="10pt"/>
    </style:style>
    <style:style style:name="T268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269" style:parent-style-name="Absatz-Standardschriftart" style:family="text">
      <style:text-properties style:font-name="DejaVu Sans Mono" fo:letter-spacing="-0.0006in" fo:font-size="10pt" style:font-size-asian="10pt"/>
    </style:style>
    <style:style style:name="T270" style:parent-style-name="Absatz-Standardschriftart" style:family="text">
      <style:text-properties style:font-name="Times New Roman" fo:letter-spacing="-0.0006in" fo:font-size="10pt" style:font-size-asian="10pt"/>
    </style:style>
    <style:style style:name="T271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272" style:parent-style-name="Absatz-Standardschriftart" style:family="text">
      <style:text-properties style:font-name="DejaVu Sans Mono" fo:color="#3F7F5F" fo:font-size="10pt" style:font-size-asian="10pt"/>
    </style:style>
    <style:style style:name="T273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4" style:parent-style-name="Absatz-Standardschriftart" style:family="text">
      <style:text-properties style:font-name="DejaVu Sans Mono" fo:color="#3F7F5F" fo:letter-spacing="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5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6" style:parent-style-name="Absatz-Standardschriftart" style:family="text">
      <style:text-properties style:font-name="DejaVu Sans Mono" fo:color="#3F7F5F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7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8" style:parent-style-name="Absatz-Standardschriftart" style:family="text">
      <style:text-properties style:font-name="DejaVu Sans Mono" fo:color="#3F7F5F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79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P280" style:parent-style-name="Standard" style:family="paragraph">
      <style:paragraph-properties fo:margin-top="0.0083in"/>
      <style:text-properties style:font-name="DejaVu Sans Mono" style:font-name-asian="DejaVu Sans Mono" style:font-name-complex="DejaVu Sans Mono" fo:font-size="9.5pt" style:font-size-asian="9.5pt" style:font-size-complex="9.5pt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34in"/>
    </style:style>
    <style:style style:name="T283" style:parent-style-name="Absatz-Standardschriftart" style:family="text">
      <style:text-properties fo:letter-spacing="-0.0048in"/>
    </style:style>
    <style:style style:name="T284" style:parent-style-name="Absatz-Standardschriftart" style:family="text">
      <style:text-properties fo:letter-spacing="-0.0006in"/>
    </style:style>
    <style:style style:name="P285" style:parent-style-name="Standard" style:family="paragraph">
      <style:paragraph-properties fo:margin-top="0.0013in"/>
      <style:text-properties style:font-name-asian="Liberation Serif" style:font-name-complex="Liberation Serif" fo:font-size="10pt" style:font-size-asian="10pt" style:font-size-complex="10pt"/>
    </style:style>
    <style:style style:name="P286" style:parent-style-name="Standard" style:family="paragraph">
      <style:paragraph-properties fo:margin-left="0.0715in">
        <style:tab-stops/>
      </style:paragraph-properties>
    </style:style>
    <style:style style:name="T287" style:parent-style-name="Absatz-Standardschriftart" style:family="text">
      <style:text-properties style:font-name="DejaVu Sans Mono" fo:font-weight="bold" style:font-weight-asian="bold" fo:color="#7F0054" fo:letter-spacing="-0.0006in" fo:font-size="10pt" style:font-size-asian="10pt"/>
    </style:style>
    <style:style style:name="T288" style:parent-style-name="Absatz-Standardschriftart" style:family="text">
      <style:text-properties style:font-name="DejaVu Sans Mono" fo:font-weight="bold" style:font-weight-asian="bold" fo:color="#7F0054" fo:font-size="10pt" style:font-size-asian="10pt"/>
    </style:style>
    <style:style style:name="T289" style:parent-style-name="Absatz-Standardschriftart" style:family="text">
      <style:text-properties style:font-name="DejaVu Sans Mono" fo:font-style="italic" style:font-style-asian="italic" fo:color="#0000C0" fo:letter-spacing="-0.0006in" fo:font-size="10pt" style:font-size-asian="10pt"/>
    </style:style>
    <style:style style:name="T290" style:parent-style-name="Absatz-Standardschriftart" style:family="text">
      <style:text-properties style:font-name="DejaVu Sans Mono" fo:font-size="10pt" style:font-size-asian="10pt"/>
    </style:style>
    <style:style style:name="T291" style:parent-style-name="Absatz-Standardschriftart" style:family="text">
      <style:text-properties style:font-name="DejaVu Sans Mono" fo:letter-spacing="-0.0006in" fo:font-size="10pt" style:font-size-asian="10pt"/>
    </style:style>
    <style:style style:name="T292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293" style:parent-style-name="Absatz-Standardschriftart" style:family="text">
      <style:text-properties style:font-name="DejaVu Sans Mono" fo:color="#3F7F5F" fo:letter-spacing="0.0006in" fo:font-size="10pt" style:font-size-asian="10pt"/>
    </style:style>
    <style:style style:name="T294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95" style:parent-style-name="Absatz-Standardschriftart" style:family="text">
      <style:text-properties style:font-name="DejaVu Sans Mono" fo:color="#3F7F5F" fo:letter-spacing="-0.0013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96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97" style:parent-style-name="Absatz-Standardschriftart" style:family="text">
      <style:text-properties style:font-name="DejaVu Sans Mono" fo:color="#3F7F5F" fo:letter-spacing="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98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299" style:parent-style-name="Absatz-Standardschriftart" style:family="text">
      <style:text-properties style:font-name="DejaVu Sans Mono" fo:color="#3F7F5F" fo:letter-spacing="-0.0013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T300" style:parent-style-name="Absatz-Standardschriftart" style:family="text">
      <style:text-properties style:font-name="DejaVu Sans Mono" fo:color="#3F7F5F" fo:letter-spacing="-0.0006in" fo:font-size="10pt" style:font-size-asian="10pt" style:text-underline-type="single" style:text-underline-style="solid" style:text-underline-width="auto" style:text-underline-mode="continuous" style:text-underline-color="#3F7F5F"/>
    </style:style>
    <style:style style:name="P301" style:parent-style-name="Standard" style:family="paragraph">
      <style:paragraph-properties fo:margin-top="0.0083in"/>
      <style:text-properties style:font-name="DejaVu Sans Mono" style:font-name-asian="DejaVu Sans Mono" style:font-name-complex="DejaVu Sans Mono" fo:font-size="9.5pt" style:font-size-asian="9.5pt" style:font-size-complex="9.5pt"/>
    </style:style>
    <style:style style:name="P302" style:parent-style-name="Textkörper" style:family="paragraph">
      <style:paragraph-properties fo:margin-left="0in" fo:margin-right="0.0159in">
        <style:tab-stops/>
      </style:paragraph-properties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2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27in"/>
    </style:style>
    <style:style style:name="T307" style:parent-style-name="Absatz-Standardschriftart" style:family="text">
      <style:text-properties fo:letter-spacing="-0.0027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34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34in"/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13in"/>
    </style:style>
    <style:style style:name="T314" style:parent-style-name="Absatz-Standardschriftart" style:family="text">
      <style:text-properties fo:letter-spacing="-0.0034in"/>
    </style:style>
    <style:style style:name="T315" style:parent-style-name="Absatz-Standardschriftart" style:family="text">
      <style:text-properties fo:letter-spacing="-0.0027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34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2in"/>
    </style:style>
    <style:style style:name="T321" style:parent-style-name="Absatz-Standardschriftart" style:family="text">
      <style:text-properties fo:letter-spacing="-0.0027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2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27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27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2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2in"/>
    </style:style>
    <style:style style:name="T336" style:parent-style-name="Absatz-Standardschriftart" style:family="text">
      <style:text-properties style:font-name="Times New Roman" fo:letter-spacing="0.0673in" style:text-scale="99%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-0.0034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27in"/>
    </style:style>
    <style:style style:name="T341" style:parent-style-name="Absatz-Standardschriftart" style:family="text">
      <style:text-properties fo:letter-spacing="-0.0034in"/>
    </style:style>
    <style:style style:name="T342" style:parent-style-name="Absatz-Standardschriftart" style:family="text">
      <style:text-properties fo:letter-spacing="-0.0006in"/>
    </style:style>
    <style:style style:name="P343" style:parent-style-name="Standard" style:family="paragraph">
      <style:text-properties style:font-name-asian="Liberation Serif" style:font-name-complex="Liberation Serif"/>
    </style:style>
    <style:style style:name="T344" style:parent-style-name="Absatz-Standardschriftart" style:family="text">
      <style:text-properties fo:font-weight="bold" style:font-weight-asian="bold" fo:letter-spacing="-0.0006in"/>
    </style:style>
    <style:style style:name="T345" style:parent-style-name="Absatz-Standardschriftart" style:family="text">
      <style:text-properties fo:font-weight="bold" style:font-weight-asian="bold" fo:letter-spacing="-0.0041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34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font-weight="bold" style:font-weight-asian="bold" fo:letter-spacing="-0.0006in"/>
    </style:style>
    <style:style style:name="P350" style:parent-style-name="Standard" style:family="paragraph">
      <style:text-properties style:font-name-asian="Liberation Serif" style:font-name-complex="Liberation Serif" fo:font-weight="bold" style:font-weight-asian="bold" style:font-weight-complex="bold"/>
    </style:style>
    <style:style style:name="P351" style:parent-style-name="Textkörper" style:family="paragraph">
      <style:paragraph-properties fo:margin-left="0.5in">
        <style:tab-stops/>
      </style:paragraph-properties>
    </style:style>
    <style:style style:name="T352" style:parent-style-name="Absatz-Standardschriftart" style:family="text">
      <style:text-properties fo:font-weight="bold" style:font-weight-asian="bold" fo:letter-spacing="-0.0006in"/>
    </style:style>
    <style:style style:name="T353" style:parent-style-name="Absatz-Standardschriftart" style:family="text">
      <style:text-properties fo:font-weight="bold" style:font-weight-asian="bold" fo:letter-spacing="0.0368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27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27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2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27in"/>
    </style:style>
    <style:style style:name="T362" style:parent-style-name="Absatz-Standardschriftart" style:family="text">
      <style:text-properties fo:letter-spacing="-0.0013in"/>
    </style:style>
    <style:style style:name="T363" style:parent-style-name="Absatz-Standardschriftart" style:family="text">
      <style:text-properties fo:letter-spacing="-0.0027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27in"/>
    </style:style>
    <style:style style:name="T366" style:parent-style-name="Absatz-Standardschriftart" style:family="text">
      <style:text-properties fo:letter-spacing="-0.0006in"/>
    </style:style>
    <style:style style:name="P367" style:parent-style-name="Standard" style:family="paragraph">
      <style:paragraph-properties fo:margin-left="0.5in">
        <style:tab-stops/>
      </style:paragraph-properties>
      <style:text-properties style:font-name-asian="Liberation Serif" style:font-name-complex="Liberation Serif"/>
    </style:style>
    <style:style style:name="P368" style:parent-style-name="Textkörper" style:family="paragraph">
      <style:paragraph-properties fo:margin-left="0.5in" fo:margin-right="0.0159in">
        <style:tab-stops/>
      </style:paragraph-properties>
    </style:style>
    <style:style style:name="T369" style:parent-style-name="Absatz-Standardschriftart" style:family="text">
      <style:text-properties fo:letter-spacing="-0.0006in"/>
    </style:style>
    <style:style style:name="T370" style:parent-style-name="Absatz-Standardschriftart" style:family="text">
      <style:text-properties fo:letter-spacing="-0.0027in"/>
    </style:style>
    <style:style style:name="T371" style:parent-style-name="Absatz-Standardschriftart" style:family="text">
      <style:text-properties fo:letter-spacing="-0.0034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2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-0.0027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27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2in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34in"/>
    </style:style>
    <style:style style:name="T384" style:parent-style-name="Absatz-Standardschriftart" style:family="text">
      <style:text-properties fo:letter-spacing="-0.0013in"/>
    </style:style>
    <style:style style:name="T385" style:parent-style-name="Absatz-Standardschriftart" style:family="text">
      <style:text-properties fo:letter-spacing="-0.0027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2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-0.0027in"/>
    </style:style>
    <style:style style:name="T390" style:parent-style-name="Absatz-Standardschriftart" style:family="text">
      <style:text-properties fo:letter-spacing="-0.0034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2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27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2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69in"/>
    </style:style>
    <style:style style:name="T399" style:parent-style-name="Absatz-Standardschriftart" style:family="text">
      <style:text-properties fo:letter-spacing="-0.0006in"/>
    </style:style>
    <style:style style:name="P400" style:parent-style-name="Standard" style:family="paragraph">
      <style:paragraph-properties fo:margin-left="0.5in">
        <style:tab-stops/>
      </style:paragraph-properties>
      <style:text-properties style:font-name-asian="Liberation Serif" style:font-name-complex="Liberation Serif"/>
    </style:style>
    <style:style style:name="P401" style:parent-style-name="Textkörper" style:family="paragraph">
      <style:paragraph-properties fo:margin-left="0.5in">
        <style:tab-stops/>
      </style:paragraph-properties>
    </style:style>
    <style:style style:name="T402" style:parent-style-name="Absatz-Standardschriftart" style:family="text">
      <style:text-properties fo:font-weight="bold" style:font-weight-asian="bold" fo:letter-spacing="-0.0006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font-weight="bold" style:font-weight-asian="bold" fo:letter-spacing="-0.0048in"/>
    </style:style>
    <style:style style:name="T405" style:parent-style-name="Absatz-Standardschriftart" style:family="text">
      <style:text-properties fo:letter-spacing="-0.0027in"/>
    </style:style>
    <style:style style:name="T406" style:parent-style-name="Absatz-Standardschriftart" style:family="text">
      <style:text-properties fo:letter-spacing="-0.0006in"/>
    </style:style>
    <style:style style:name="P407" style:parent-style-name="Textkörper" style:family="paragraph">
      <style:paragraph-properties fo:margin-left="0.5in">
        <style:tab-stops/>
      </style:paragraph-properties>
    </style:style>
    <style:style style:name="P408" style:parent-style-name="Textkörper" style:family="paragraph">
      <style:paragraph-properties fo:margin-left="0.5in">
        <style:tab-stops/>
      </style:paragraph-properties>
    </style:style>
    <style:style style:name="T409" style:parent-style-name="Absatz-Standardschriftart" style:family="text">
      <style:text-properties fo:font-weight="bold" style:font-weight-asian="bold" style:font-weight-complex="bold" fo:letter-spacing="-0.0034in"/>
    </style:style>
    <style:style style:name="T410" style:parent-style-name="Absatz-Standardschriftart" style:family="text">
      <style:text-properties fo:letter-spacing="-0.0034in"/>
    </style:style>
    <style:style style:name="P411" style:parent-style-name="Standard" style:family="paragraph">
      <style:text-properties style:font-name-asian="Liberation Serif" style:font-name-complex="Liberation Serif"/>
    </style:style>
    <style:style style:name="P412" style:parent-style-name="Standard" style:family="paragraph">
      <style:paragraph-properties fo:margin-top="0.0013in" style:line-height-at-least="0.3819in" fo:margin-right="2.4895in"/>
    </style:style>
    <style:style style:name="T413" style:parent-style-name="Absatz-Standardschriftart" style:family="text">
      <style:text-properties fo:font-weight="bold" style:font-weight-asian="bold" style:font-weight-complex="bold" fo:font-style="italic" style:font-style-asian="italic"/>
    </style:style>
    <style:style style:name="T414" style:parent-style-name="Absatz-Standardschriftart" style:family="text">
      <style:text-properties fo:font-weight="bold" style:font-weight-asian="bold" style:font-weight-complex="bold" fo:font-style="italic" style:font-style-asian="italic" fo:letter-spacing="-0.0034in"/>
    </style:style>
    <style:style style:name="T415" style:parent-style-name="Absatz-Standardschriftart" style:family="text">
      <style:text-properties fo:font-weight="bold" style:font-weight-asian="bold" style:font-weight-complex="bold" fo:font-style="italic" style:font-style-asian="italic" fo:letter-spacing="-0.0006in"/>
    </style:style>
    <style:style style:name="P416" style:parent-style-name="Textkörper" style:family="paragraph">
      <style:paragraph-properties fo:margin-left="0in" fo:margin-right="0.0159in">
        <style:tab-stops/>
      </style:paragraph-properties>
    </style:style>
    <style:style style:name="T417" style:parent-style-name="Absatz-Standardschriftart" style:family="text">
      <style:text-properties fo:font-weight="bold" style:font-weight-asian="bold" fo:letter-spacing="-0.0006in" fo:background-color="#FFFF00"/>
    </style:style>
    <style:style style:name="T418" style:parent-style-name="Absatz-Standardschriftart" style:family="text">
      <style:text-properties fo:font-weight="bold" style:font-weight-asian="bold" fo:letter-spacing="-0.0041in" fo:background-color="#FFFF00"/>
    </style:style>
    <style:style style:name="T419" style:parent-style-name="Absatz-Standardschriftart" style:family="text">
      <style:text-properties fo:font-weight="bold" style:font-weight-asian="bold" fo:letter-spacing="-0.0013in" fo:background-color="#FFFF00"/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2in"/>
    </style:style>
    <style:style style:name="T422" style:parent-style-name="Absatz-Standardschriftart" style:family="text">
      <style:text-properties fo:letter-spacing="-0.0027in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34in"/>
    </style:style>
    <style:style style:name="T425" style:parent-style-name="Absatz-Standardschriftart" style:family="text">
      <style:text-properties fo:letter-spacing="-0.002in"/>
    </style:style>
    <style:style style:name="T426" style:parent-style-name="Absatz-Standardschriftart" style:family="text">
      <style:text-properties fo:letter-spacing="-0.0034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27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27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27in"/>
    </style:style>
    <style:style style:name="T433" style:parent-style-name="Absatz-Standardschriftart" style:family="text">
      <style:text-properties fo:letter-spacing="-0.0034in"/>
    </style:style>
    <style:style style:name="T434" style:parent-style-name="Absatz-Standardschriftart" style:family="text">
      <style:text-properties fo:letter-spacing="-0.0006in"/>
    </style:style>
    <style:style style:name="T435" style:parent-style-name="Absatz-Standardschriftart" style:family="text">
      <style:text-properties fo:letter-spacing="-0.0034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27in"/>
    </style:style>
    <style:style style:name="T438" style:parent-style-name="Absatz-Standardschriftart" style:family="text">
      <style:text-properties fo:letter-spacing="-0.0034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style:font-name="Times New Roman" fo:letter-spacing="0.0618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34in"/>
    </style:style>
    <style:style style:name="T443" style:parent-style-name="Absatz-Standardschriftart" style:family="text">
      <style:text-properties fo:letter-spacing="-0.0034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2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27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27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2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-0.0027in"/>
    </style:style>
    <style:style style:name="P455" style:parent-style-name="Standard" style:family="paragraph">
      <style:text-properties style:font-name-asian="Liberation Serif" style:font-name-complex="Liberation Serif"/>
    </style:style>
    <style:style style:name="T456" style:parent-style-name="Absatz-Standardschriftart" style:family="text">
      <style:text-properties fo:font-weight="bold" style:font-weight-asian="bold" style:font-weight-complex="bold" fo:letter-spacing="-0.0006in"/>
    </style:style>
    <style:style style:name="P457" style:parent-style-name="Standard" style:family="paragraph">
      <style:text-properties style:font-name-asian="Liberation Serif" style:font-name-complex="Liberation Serif"/>
    </style:style>
    <style:style style:name="P458" style:parent-style-name="Standard" style:family="paragraph">
      <style:paragraph-properties fo:margin-left="0.0715in">
        <style:tab-stops/>
      </style:paragraph-properties>
    </style:style>
    <style:style style:name="T459" style:parent-style-name="Absatz-Standardschriftart" style:family="text">
      <style:text-properties style:font-name="DejaVu Sans Mono" fo:letter-spacing="-0.0006in" fo:font-size="10pt" style:font-size-asian="10pt"/>
    </style:style>
    <style:style style:name="T460" style:parent-style-name="Absatz-Standardschriftart" style:family="text">
      <style:text-properties style:font-name="DejaVu Sans Mono" fo:font-size="10pt" style:font-size-asian="10pt"/>
    </style:style>
    <style:style style:name="T461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462" style:parent-style-name="Absatz-Standardschriftart" style:family="text">
      <style:text-properties style:font-name="DejaVu Sans Mono" fo:letter-spacing="-0.0006in" fo:font-size="10pt" style:font-size-asian="10pt"/>
    </style:style>
    <style:style style:name="T463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464" style:parent-style-name="Absatz-Standardschriftart" style:family="text">
      <style:text-properties style:font-name="DejaVu Sans Mono" fo:color="#3F7F5F" fo:font-size="10pt" style:font-size-asian="10pt"/>
    </style:style>
    <style:style style:name="T465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466" style:parent-style-name="Absatz-Standardschriftart" style:family="text">
      <style:text-properties style:font-name="DejaVu Sans Mono" fo:color="#3F7F5F" fo:letter-spacing="0.0006in" fo:font-size="10pt" style:font-size-asian="10pt"/>
    </style:style>
    <style:style style:name="T467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P468" style:parent-style-name="Standard" style:family="paragraph">
      <style:paragraph-properties fo:margin-top="0.0006in" fo:line-height="0.1611in" fo:margin-left="0.0715in">
        <style:tab-stops/>
      </style:paragraph-properties>
    </style:style>
    <style:style style:name="T469" style:parent-style-name="Absatz-Standardschriftart" style:family="text">
      <style:text-properties style:font-name="DejaVu Sans Mono" fo:font-weight="bold" style:font-weight-asian="bold" fo:color="#7F0054" fo:letter-spacing="-0.0006in" fo:font-size="10pt" style:font-size-asian="10pt"/>
    </style:style>
    <style:style style:name="T470" style:parent-style-name="Absatz-Standardschriftart" style:family="text">
      <style:text-properties style:font-name="DejaVu Sans Mono" fo:font-weight="bold" style:font-weight-asian="bold" fo:color="#7F0054" fo:font-size="10pt" style:font-size-asian="10pt"/>
    </style:style>
    <style:style style:name="T471" style:parent-style-name="Absatz-Standardschriftart" style:family="text">
      <style:text-properties style:font-name="DejaVu Sans Mono" fo:color="#0000C0" fo:letter-spacing="-0.0006in" fo:font-size="10pt" style:font-size-asian="10pt"/>
    </style:style>
    <style:style style:name="T472" style:parent-style-name="Absatz-Standardschriftart" style:family="text">
      <style:text-properties style:font-name="DejaVu Sans Mono" fo:letter-spacing="-0.0006in" fo:font-size="10pt" style:font-size-asian="10pt"/>
    </style:style>
    <style:style style:name="T473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474" style:parent-style-name="Absatz-Standardschriftart" style:family="text">
      <style:text-properties style:font-name="DejaVu Sans Mono" fo:color="#3F7F5F" fo:font-size="10pt" style:font-size-asian="10pt"/>
    </style:style>
    <style:style style:name="T475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476" style:parent-style-name="Absatz-Standardschriftart" style:family="text">
      <style:text-properties style:font-name="DejaVu Sans Mono" fo:color="#3F7F5F" fo:letter-spacing="0.0006in" fo:font-size="10pt" style:font-size-asian="10pt"/>
    </style:style>
    <style:style style:name="T477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T478" style:parent-style-name="Absatz-Standardschriftart" style:family="text">
      <style:text-properties style:font-name="DejaVu Sans Mono" fo:color="#3F7F5F" fo:letter-spacing="-0.0013in" fo:font-size="10pt" style:font-size-asian="10pt"/>
    </style:style>
    <style:style style:name="T479" style:parent-style-name="Absatz-Standardschriftart" style:family="text">
      <style:text-properties style:font-name="DejaVu Sans Mono" fo:color="#3F7F5F" fo:letter-spacing="-0.0006in" fo:font-size="10pt" style:font-size-asian="10pt"/>
    </style:style>
    <style:style style:name="P480" style:parent-style-name="Standard" style:family="paragraph">
      <style:paragraph-properties fo:line-height="0.1611in" fo:margin-left="0.0715in">
        <style:tab-stops>
          <style:tab-stop style:type="left" style:position="1.5875in"/>
        </style:tab-stops>
      </style:paragraph-properties>
      <style:text-properties style:font-name="DejaVu Sans Mono" style:font-name-asian="DejaVu Sans Mono" style:font-name-complex="DejaVu Sans Mono" fo:font-size="9.5pt" style:font-size-asian="9.5pt" style:font-size-complex="9.5pt"/>
    </style:style>
    <style:style style:name="P481" style:parent-style-name="Textkörper" style:family="paragraph">
      <style:paragraph-properties fo:margin-left="0in">
        <style:tab-stops/>
      </style:paragraph-properties>
      <style:text-properties style:font-name="DejaVu Sans Mono" style:font-name-asian="DejaVu Sans Mono" style:font-name-complex="DejaVu Sans Mono" fo:font-size="5pt" style:font-size-asian="5pt" style:font-size-complex="5pt"/>
    </style:style>
    <style:style style:name="P482" style:parent-style-name="Standard" style:family="paragraph">
      <style:paragraph-properties fo:margin-top="0.0479in" fo:margin-left="0.0715in">
        <style:tab-stops/>
      </style:paragraph-properties>
    </style:style>
    <style:style style:name="T483" style:parent-style-name="Absatz-Standardschriftart" style:family="text">
      <style:text-properties fo:font-weight="bold" style:font-weight-asian="bold" fo:letter-spacing="-0.0006in"/>
    </style:style>
    <style:style style:name="T484" style:parent-style-name="Absatz-Standardschriftart" style:family="text">
      <style:text-properties fo:font-weight="bold" style:font-weight-asian="bold" fo:letter-spacing="-0.0041in"/>
    </style:style>
    <style:style style:name="T485" style:parent-style-name="Absatz-Standardschriftart" style:family="text">
      <style:text-properties fo:letter-spacing="-0.0006in"/>
    </style:style>
    <style:style style:name="T486" style:parent-style-name="Absatz-Standardschriftart" style:family="text">
      <style:text-properties fo:letter-spacing="-0.0034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font-weight="bold" style:font-weight-asian="bold" fo:letter-spacing="-0.0006in"/>
    </style:style>
    <style:style style:name="P489" style:parent-style-name="Standard" style:family="paragraph">
      <style:text-properties style:font-name-asian="Liberation Serif" style:font-name-complex="Liberation Serif" fo:font-weight="bold" style:font-weight-asian="bold" style:font-weight-complex="bold"/>
    </style:style>
    <style:style style:name="P490" style:parent-style-name="Standard" style:family="paragraph">
      <style:paragraph-properties fo:margin-left="0.0715in">
        <style:tab-stops/>
      </style:paragraph-properties>
    </style:style>
    <style:style style:name="T491" style:parent-style-name="Absatz-Standardschriftart" style:family="text">
      <style:text-properties style:font-name-asian="Liberation Serif" style:font-name-complex="Liberation Serif" fo:letter-spacing="-0.0006in"/>
    </style:style>
    <style:style style:name="T492" style:parent-style-name="Absatz-Standardschriftart" style:family="text">
      <style:text-properties style:font-name-asian="Liberation Serif" style:font-name-complex="Liberation Serif" fo:letter-spacing="0.0375in"/>
    </style:style>
    <style:style style:name="T493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06in" fo:font-size="10pt" style:font-size-asian="10pt" style:font-size-complex="10pt" fo:background-color="#FFFFFF"/>
    </style:style>
    <style:style style:name="T494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34in" fo:font-size="10pt" style:font-size-asian="10pt" style:font-size-complex="10pt" fo:background-color="#FFFFFF"/>
    </style:style>
    <style:style style:name="T495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000000" fo:letter-spacing="-0.0041in" fo:font-size="10pt" style:font-size-asian="10pt" style:font-size-complex="10pt" fo:background-color="#FFFFFF"/>
    </style:style>
    <style:style style:name="T496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letter-spacing="-0.0027in" fo:font-size="10pt" style:font-size-asian="10pt" style:font-size-complex="10pt" fo:background-color="#FFFFFF"/>
    </style:style>
    <style:style style:name="T497" style:parent-style-name="Absatz-Standardschriftart" style:family="text">
      <style:text-properties style:font-name="DejaVu Sans Mono" style:font-name-asian="DejaVu Sans Mono" style:font-name-complex="DejaVu Sans Mono" fo:font-size="10pt" style:font-size-asian="10pt" style:font-size-complex="10pt" fo:background-color="#FFFFFF"/>
    </style:style>
    <style:style style:name="T498" style:parent-style-name="Absatz-Standardschriftart" style:family="text">
      <style:text-properties style:font-name="DejaVu Sans Mono" style:font-name-asian="DejaVu Sans Mono" style:font-name-complex="DejaVu Sans Mono" fo:letter-spacing="-0.0034in" fo:font-size="10pt" style:font-size-asian="10pt" style:font-size-complex="10pt" fo:background-color="#FFFFFF"/>
    </style:style>
    <style:style style:name="T499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06in" fo:font-size="10pt" style:font-size-asian="10pt" style:font-size-complex="10pt"/>
    </style:style>
    <style:style style:name="T500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27in" fo:font-size="10pt" style:font-size-asian="10pt" style:font-size-complex="10pt"/>
    </style:style>
    <style:style style:name="T501" style:parent-style-name="Absatz-Standardschriftart" style:family="text">
      <style:text-properties style:font-name="DejaVu Sans Mono" style:font-name-asian="DejaVu Sans Mono" style:font-name-complex="DejaVu Sans Mono" fo:color="#6A3E3E" fo:letter-spacing="-0.0006in" fo:font-size="10pt" style:font-size-asian="10pt" style:font-size-complex="10pt"/>
    </style:style>
    <style:style style:name="T502" style:parent-style-name="Absatz-Standardschriftart" style:family="text">
      <style:text-properties style:font-name="DejaVu Sans Mono" style:font-name-asian="DejaVu Sans Mono" style:font-name-complex="DejaVu Sans Mono" fo:letter-spacing="-0.0006in" fo:font-size="10pt" style:font-size-asian="10pt" style:font-size-complex="10pt"/>
    </style:style>
    <style:style style:name="T503" style:parent-style-name="Absatz-Standardschriftart" style:family="text">
      <style:text-properties style:font-name="DejaVu Sans Mono" style:font-name-asian="DejaVu Sans Mono" style:font-name-complex="DejaVu Sans Mono" fo:letter-spacing="-0.0034in" fo:font-size="10pt" style:font-size-asian="10pt" style:font-size-complex="10pt"/>
    </style:style>
    <style:style style:name="T504" style:parent-style-name="Absatz-Standardschriftart" style:family="text">
      <style:text-properties style:font-name-asian="Liberation Serif" style:font-name-complex="Liberation Serif"/>
    </style:style>
    <style:style style:name="T505" style:parent-style-name="Absatz-Standardschriftart" style:family="text">
      <style:text-properties style:font-name-asian="Liberation Serif" style:font-name-complex="Liberation Serif" fo:letter-spacing="-0.0013in"/>
    </style:style>
    <style:style style:name="T506" style:parent-style-name="Absatz-Standardschriftart" style:family="text">
      <style:text-properties style:font-name-asian="Liberation Serif" style:font-name-complex="Liberation Serif" fo:letter-spacing="-0.0006in"/>
    </style:style>
    <style:style style:name="T507" style:parent-style-name="Absatz-Standardschriftart" style:family="text">
      <style:text-properties style:font-name-asian="Liberation Serif" style:font-name-complex="Liberation Serif" fo:letter-spacing="-0.002in"/>
    </style:style>
    <style:style style:name="T508" style:parent-style-name="Absatz-Standardschriftart" style:family="text">
      <style:text-properties style:font-name-asian="Liberation Serif" style:font-name-complex="Liberation Serif" fo:letter-spacing="-0.0006in"/>
    </style:style>
    <style:style style:name="T509" style:parent-style-name="Absatz-Standardschriftart" style:family="text">
      <style:text-properties style:font-name-asian="Liberation Serif" style:font-name-complex="Liberation Serif" fo:letter-spacing="-0.0013in"/>
    </style:style>
    <style:style style:name="T510" style:parent-style-name="Absatz-Standardschriftart" style:family="text">
      <style:text-properties style:font-name-asian="Liberation Serif" style:font-name-complex="Liberation Serif" fo:letter-spacing="-0.0006in"/>
    </style:style>
    <style:style style:name="T511" style:parent-style-name="Absatz-Standardschriftart" style:family="text">
      <style:text-properties style:font-name-asian="Liberation Serif" style:font-name-complex="Liberation Serif" fo:letter-spacing="-0.002in"/>
    </style:style>
    <style:style style:name="T512" style:parent-style-name="Absatz-Standardschriftart" style:family="text">
      <style:text-properties style:font-name-asian="Liberation Serif" style:font-name-complex="Liberation Serif"/>
    </style:style>
    <style:style style:name="T513" style:parent-style-name="Absatz-Standardschriftart" style:family="text">
      <style:text-properties style:font-name-asian="Liberation Serif" style:font-name-complex="Liberation Serif" fo:letter-spacing="-0.0006in"/>
    </style:style>
    <style:style style:name="T514" style:parent-style-name="Absatz-Standardschriftart" style:family="text">
      <style:text-properties style:font-name-asian="Liberation Serif" style:font-name-complex="Liberation Serif" fo:letter-spacing="-0.002in"/>
    </style:style>
    <style:style style:name="T515" style:parent-style-name="Absatz-Standardschriftart" style:family="text">
      <style:text-properties style:font-name-asian="Liberation Serif" style:font-name-complex="Liberation Serif" fo:letter-spacing="-0.0006in"/>
    </style:style>
    <style:style style:name="T516" style:parent-style-name="Absatz-Standardschriftart" style:family="text">
      <style:text-properties style:font-name-asian="Liberation Serif" style:font-name-complex="Liberation Serif" fo:letter-spacing="-0.002in"/>
    </style:style>
    <style:style style:name="T517" style:parent-style-name="Absatz-Standardschriftart" style:family="text">
      <style:text-properties style:font-name-asian="Liberation Serif" style:font-name-complex="Liberation Serif"/>
    </style:style>
    <style:style style:name="T518" style:parent-style-name="Absatz-Standardschriftart" style:family="text">
      <style:text-properties style:font-name-asian="Liberation Serif" style:font-name-complex="Liberation Serif" fo:letter-spacing="-0.0006in"/>
    </style:style>
    <style:style style:name="P519" style:parent-style-name="Standard" style:family="paragraph">
      <style:text-properties style:font-name-asian="Liberation Serif" style:font-name-complex="Liberation Serif" fo:font-size="10pt" style:font-size-asian="10pt" style:font-size-complex="10pt"/>
    </style:style>
    <style:style style:name="P520" style:parent-style-name="Standard" style:family="paragraph">
      <style:paragraph-properties fo:margin-top="0.0027in"/>
      <style:text-properties style:font-name-asian="Liberation Serif" style:font-name-complex="Liberation Serif" fo:font-size="9pt" style:font-size-asian="9pt" style:font-size-complex="9pt"/>
    </style:style>
    <style:style style:name="P521" style:parent-style-name="Standard" style:family="paragraph">
      <style:paragraph-properties fo:margin-top="0.0479in" fo:margin-left="0.0722in" fo:margin-right="0.1381in">
        <style:tab-stops/>
      </style:paragraph-properties>
    </style:style>
    <style:style style:name="T522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06in" fo:font-size="10pt" style:font-size-asian="10pt" style:font-size-complex="10pt"/>
    </style:style>
    <style:style style:name="T523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color="#7F0054" fo:letter-spacing="-0.0041in" fo:font-size="10pt" style:font-size-asian="10pt" style:font-size-complex="10pt"/>
    </style:style>
    <style:style style:name="T524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letter-spacing="-0.0006in" fo:font-size="10pt" style:font-size-asian="10pt" style:font-size-complex="10pt"/>
    </style:style>
    <style:style style:name="T525" style:parent-style-name="Absatz-Standardschriftart" style:family="text">
      <style:text-properties style:font-name="DejaVu Sans Mono" style:font-name-asian="DejaVu Sans Mono" style:font-name-complex="DejaVu Sans Mono" fo:font-weight="bold" style:font-weight-asian="bold" style:font-weight-complex="bold" fo:letter-spacing="-0.0034in" fo:font-size="10pt" style:font-size-asian="10pt" style:font-size-complex="10pt"/>
    </style:style>
    <style:style style:name="T526" style:parent-style-name="Absatz-Standardschriftart" style:family="text"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T527" style:parent-style-name="Absatz-Standardschriftart" style:family="text">
      <style:text-properties style:font-name="DejaVu Sans Mono" style:font-name-asian="DejaVu Sans Mono" style:font-name-complex="DejaVu Sans Mono" fo:letter-spacing="-0.002in" fo:font-size="10pt" style:font-size-asian="10pt" style:font-size-complex="10pt"/>
    </style:style>
    <style:style style:name="T528" style:parent-style-name="Absatz-Standardschriftart" style:family="text">
      <style:text-properties style:font-name="DejaVu Sans Mono" style:font-name-asian="DejaVu Sans Mono" style:font-name-complex="DejaVu Sans Mono" fo:letter-spacing="-0.0006in" fo:font-size="10pt" style:font-size-asian="10pt" style:font-size-complex="10pt"/>
    </style:style>
    <style:style style:name="T529" style:parent-style-name="Absatz-Standardschriftart" style:family="text">
      <style:text-properties style:font-name="DejaVu Sans Mono" style:font-name-asian="DejaVu Sans Mono" style:font-name-complex="DejaVu Sans Mono" fo:letter-spacing="-0.0027in" fo:font-size="10pt" style:font-size-asian="10pt" style:font-size-complex="10pt"/>
    </style:style>
    <style:style style:name="T530" style:parent-style-name="Absatz-Standardschriftart" style:family="text">
      <style:text-properties style:font-name="DejaVu Sans Mono" style:font-name-asian="DejaVu Sans Mono" style:font-name-complex="DejaVu Sans Mono" fo:color="#6A3E3E" fo:font-size="10pt" style:font-size-asian="10pt" style:font-size-complex="10pt"/>
    </style:style>
    <style:style style:name="T531" style:parent-style-name="Absatz-Standardschriftart" style:family="text"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T532" style:parent-style-name="Absatz-Standardschriftart" style:family="text">
      <style:text-properties style:font-name="DejaVu Sans Mono" style:font-name-asian="DejaVu Sans Mono" style:font-name-complex="DejaVu Sans Mono" fo:letter-spacing="-0.0034in" fo:font-size="10pt" style:font-size-asian="10pt" style:font-size-complex="10pt"/>
    </style:style>
    <style:style style:name="T533" style:parent-style-name="Absatz-Standardschriftart" style:family="text">
      <style:text-properties style:font-name-asian="Liberation Serif" style:font-name-complex="Liberation Serif"/>
    </style:style>
    <style:style style:name="T534" style:parent-style-name="Absatz-Standardschriftart" style:family="text">
      <style:text-properties style:font-name-asian="Liberation Serif" style:font-name-complex="Liberation Serif" fo:letter-spacing="-0.0013in"/>
    </style:style>
    <style:style style:name="T535" style:parent-style-name="Absatz-Standardschriftart" style:family="text">
      <style:text-properties style:font-name-asian="Liberation Serif" style:font-name-complex="Liberation Serif" fo:letter-spacing="-0.0006in"/>
    </style:style>
    <style:style style:name="T536" style:parent-style-name="Absatz-Standardschriftart" style:family="text">
      <style:text-properties style:font-name-asian="Liberation Serif" style:font-name-complex="Liberation Serif" fo:letter-spacing="-0.0027in"/>
    </style:style>
    <style:style style:name="T537" style:parent-style-name="Absatz-Standardschriftart" style:family="text">
      <style:text-properties style:font-name-asian="Liberation Serif" style:font-name-complex="Liberation Serif"/>
    </style:style>
    <style:style style:name="T538" style:parent-style-name="Absatz-Standardschriftart" style:family="text">
      <style:text-properties style:font-name-asian="Liberation Serif" style:font-name-complex="Liberation Serif" fo:letter-spacing="-0.0006in"/>
    </style:style>
    <style:style style:name="T539" style:parent-style-name="Absatz-Standardschriftart" style:family="text">
      <style:text-properties style:font-name-asian="Liberation Serif" style:font-name-complex="Liberation Serif" fo:letter-spacing="-0.0013in"/>
    </style:style>
    <style:style style:name="T540" style:parent-style-name="Absatz-Standardschriftart" style:family="text">
      <style:text-properties style:font-name-asian="Liberation Serif" style:font-name-complex="Liberation Serif"/>
    </style:style>
    <style:style style:name="T541" style:parent-style-name="Absatz-Standardschriftart" style:family="text">
      <style:text-properties style:font-name-asian="Liberation Serif" style:font-name-complex="Liberation Serif" fo:letter-spacing="-0.0013in"/>
    </style:style>
    <style:style style:name="T542" style:parent-style-name="Absatz-Standardschriftart" style:family="text">
      <style:text-properties style:font-name-asian="Liberation Serif" style:font-name-complex="Liberation Serif" fo:letter-spacing="-0.0006in"/>
    </style:style>
    <style:style style:name="T543" style:parent-style-name="Absatz-Standardschriftart" style:family="text">
      <style:text-properties style:font-name-asian="Liberation Serif" style:font-name-complex="Liberation Serif" fo:letter-spacing="-0.0013in"/>
    </style:style>
    <style:style style:name="T544" style:parent-style-name="Absatz-Standardschriftart" style:family="text">
      <style:text-properties style:font-name-asian="Liberation Serif" style:font-name-complex="Liberation Serif" fo:letter-spacing="-0.0006in"/>
    </style:style>
    <style:style style:name="T545" style:parent-style-name="Absatz-Standardschriftart" style:family="text">
      <style:text-properties style:font-name-asian="Liberation Serif" style:font-name-complex="Liberation Serif"/>
    </style:style>
    <style:style style:name="T546" style:parent-style-name="Absatz-Standardschriftart" style:family="text">
      <style:text-properties style:font-name-asian="Liberation Serif" style:font-name-complex="Liberation Serif" fo:letter-spacing="-0.002in"/>
    </style:style>
    <style:style style:name="T547" style:parent-style-name="Absatz-Standardschriftart" style:family="text">
      <style:text-properties style:font-name-asian="Liberation Serif" style:font-name-complex="Liberation Serif" fo:letter-spacing="-0.0006in"/>
    </style:style>
    <style:style style:name="T548" style:parent-style-name="Absatz-Standardschriftart" style:family="text">
      <style:text-properties style:font-name="Times New Roman" style:font-name-asian="Times New Roman" style:font-name-complex="Times New Roman" fo:letter-spacing="0.0479in"/>
    </style:style>
    <style:style style:name="T549" style:parent-style-name="Absatz-Standardschriftart" style:family="text">
      <style:text-properties style:font-name-asian="Liberation Serif" style:font-name-complex="Liberation Serif" fo:letter-spacing="-0.0006in"/>
    </style:style>
    <style:style style:name="T550" style:parent-style-name="Absatz-Standardschriftart" style:family="text">
      <style:text-properties style:font-name-asian="Liberation Serif" style:font-name-complex="Liberation Serif" fo:letter-spacing="-0.0041in"/>
    </style:style>
    <style:style style:name="T551" style:parent-style-name="Absatz-Standardschriftart" style:family="text">
      <style:text-properties style:font-name-asian="Liberation Serif" style:font-name-complex="Liberation Serif" fo:letter-spacing="-0.0006in"/>
    </style:style>
    <style:style style:name="T552" style:parent-style-name="Absatz-Standardschriftart" style:family="text">
      <style:text-properties style:font-name-asian="Liberation Serif" style:font-name-complex="Liberation Serif" fo:letter-spacing="-0.002in"/>
    </style:style>
    <style:style style:name="T553" style:parent-style-name="Absatz-Standardschriftart" style:family="text">
      <style:text-properties style:font-name-asian="Liberation Serif" style:font-name-complex="Liberation Serif"/>
    </style:style>
    <style:style style:name="T554" style:parent-style-name="Absatz-Standardschriftart" style:family="text">
      <style:text-properties style:font-name-asian="Liberation Serif" style:font-name-complex="Liberation Serif" fo:letter-spacing="-0.0034in"/>
    </style:style>
    <style:style style:name="T555" style:parent-style-name="Absatz-Standardschriftart" style:family="text">
      <style:text-properties style:font-name-asian="Liberation Serif" style:font-name-complex="Liberation Serif" fo:letter-spacing="-0.0006in"/>
    </style:style>
    <style:style style:name="T556" style:parent-style-name="Absatz-Standardschriftart" style:family="text">
      <style:text-properties style:font-name-asian="Liberation Serif" style:font-name-complex="Liberation Serif" fo:letter-spacing="-0.002in"/>
    </style:style>
    <style:style style:name="T557" style:parent-style-name="Absatz-Standardschriftart" style:family="text">
      <style:text-properties style:font-name-asian="Liberation Serif" style:font-name-complex="Liberation Serif" fo:letter-spacing="-0.0006in"/>
    </style:style>
    <style:style style:name="T558" style:parent-style-name="Absatz-Standardschriftart" style:family="text">
      <style:text-properties style:font-name-asian="Liberation Serif" style:font-name-complex="Liberation Serif" fo:letter-spacing="-0.002in"/>
    </style:style>
    <style:style style:name="T559" style:parent-style-name="Absatz-Standardschriftart" style:family="text">
      <style:text-properties style:font-name-asian="Liberation Serif" style:font-name-complex="Liberation Serif"/>
    </style:style>
    <style:style style:name="T560" style:parent-style-name="Absatz-Standardschriftart" style:family="text">
      <style:text-properties style:font-name-asian="Liberation Serif" style:font-name-complex="Liberation Serif" fo:letter-spacing="-0.0034in"/>
    </style:style>
    <style:style style:name="T561" style:parent-style-name="Absatz-Standardschriftart" style:family="text">
      <style:text-properties style:font-name-asian="Liberation Serif" style:font-name-complex="Liberation Serif" fo:letter-spacing="-0.0006in"/>
    </style:style>
    <style:style style:name="T562" style:parent-style-name="Absatz-Standardschriftart" style:family="text">
      <style:text-properties style:font-name-asian="Liberation Serif" style:font-name-complex="Liberation Serif" fo:letter-spacing="-0.0034in"/>
    </style:style>
    <style:style style:name="T563" style:parent-style-name="Absatz-Standardschriftart" style:family="text">
      <style:text-properties style:font-name-asian="Liberation Serif" style:font-name-complex="Liberation Serif" fo:letter-spacing="-0.0006in"/>
    </style:style>
    <style:style style:name="T564" style:parent-style-name="Absatz-Standardschriftart" style:family="text">
      <style:text-properties style:font-name-asian="Liberation Serif" style:font-name-complex="Liberation Serif" fo:letter-spacing="-0.002in"/>
    </style:style>
    <style:style style:name="T565" style:parent-style-name="Absatz-Standardschriftart" style:family="text">
      <style:text-properties style:font-name-asian="Liberation Serif" style:font-name-complex="Liberation Serif"/>
    </style:style>
    <style:style style:name="T566" style:parent-style-name="Absatz-Standardschriftart" style:family="text">
      <style:text-properties style:font-name-asian="Liberation Serif" style:font-name-complex="Liberation Serif" fo:letter-spacing="-0.0027in"/>
    </style:style>
    <style:style style:name="T567" style:parent-style-name="Absatz-Standardschriftart" style:family="text">
      <style:text-properties style:font-name-asian="Liberation Serif" style:font-name-complex="Liberation Serif" fo:letter-spacing="-0.0006in"/>
    </style:style>
    <style:style style:name="T568" style:parent-style-name="Absatz-Standardschriftart" style:family="text">
      <style:text-properties style:font-name-asian="Liberation Serif" style:font-name-complex="Liberation Serif" fo:letter-spacing="-0.0041in"/>
    </style:style>
    <style:style style:name="T569" style:parent-style-name="Absatz-Standardschriftart" style:family="text">
      <style:text-properties style:font-name-asian="Liberation Serif" style:font-name-complex="Liberation Serif" fo:letter-spacing="-0.0006in"/>
    </style:style>
    <style:style style:name="T570" style:parent-style-name="Absatz-Standardschriftart" style:family="text">
      <style:text-properties style:font-name-asian="Liberation Serif" style:font-name-complex="Liberation Serif" fo:letter-spacing="-0.0027in"/>
    </style:style>
    <style:style style:name="T571" style:parent-style-name="Absatz-Standardschriftart" style:family="text">
      <style:text-properties style:font-name-asian="Liberation Serif" style:font-name-complex="Liberation Serif" fo:letter-spacing="-0.0006in"/>
    </style:style>
    <style:style style:name="T572" style:parent-style-name="Absatz-Standardschriftart" style:family="text">
      <style:text-properties style:font-name-asian="Liberation Serif" style:font-name-complex="Liberation Serif" fo:letter-spacing="-0.002in"/>
    </style:style>
    <style:style style:name="T573" style:parent-style-name="Absatz-Standardschriftart" style:family="text">
      <style:text-properties style:font-name-asian="Liberation Serif" style:font-name-complex="Liberation Serif" fo:letter-spacing="-0.0006in"/>
    </style:style>
    <style:style style:name="P574" style:parent-style-name="Standard" style:family="paragraph">
      <style:text-properties style:font-name-asian="Liberation Serif" style:font-name-complex="Liberation Serif"/>
    </style:style>
    <style:style style:name="P575" style:parent-style-name="Textkörper" style:family="paragraph">
      <style:paragraph-properties fo:margin-left="0.0722in">
        <style:tab-stops/>
      </style:paragraph-properties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34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27in"/>
    </style:style>
    <style:style style:name="T580" style:parent-style-name="Absatz-Standardschriftart" style:family="text">
      <style:text-properties fo:letter-spacing="-0.0048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48in"/>
    </style:style>
    <style:style style:name="T583" style:parent-style-name="Absatz-Standardschriftart" style:family="text">
      <style:text-properties fo:letter-spacing="-0.0006in"/>
    </style:style>
    <style:style style:name="P584" style:parent-style-name="Textkörper" style:list-style-name="LFO1" style:family="paragraph">
      <style:paragraph-properties fo:margin-left="0in" fo:text-indent="-0.1798in">
        <style:tab-stops>
          <style:tab-stop style:type="left" style:position="0.0006in"/>
        </style:tab-stops>
      </style:paragraph-properties>
    </style:style>
    <style:style style:name="T585" style:parent-style-name="Absatz-Standardschriftart" style:family="text">
      <style:text-properties fo:letter-spacing="-0.0034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-0.002in"/>
    </style:style>
    <style:style style:name="T588" style:parent-style-name="Absatz-Standardschriftart" style:family="text">
      <style:text-properties fo:letter-spacing="-0.0006in"/>
    </style:style>
    <style:style style:name="T589" style:parent-style-name="Absatz-Standardschriftart" style:family="text">
      <style:text-properties fo:letter-spacing="-0.0027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27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27in"/>
    </style:style>
    <style:style style:name="T594" style:parent-style-name="Absatz-Standardschriftart" style:family="text">
      <style:text-properties fo:letter-spacing="-0.0034in"/>
    </style:style>
    <style:style style:name="T595" style:parent-style-name="Absatz-Standardschriftart" style:family="text">
      <style:text-properties fo:letter-spacing="-0.0006in"/>
    </style:style>
    <style:style style:name="P596" style:parent-style-name="Textkörper" style:list-style-name="LFO1" style:family="paragraph">
      <style:paragraph-properties fo:margin-left="0in" fo:text-indent="-0.1798in">
        <style:tab-stops>
          <style:tab-stop style:type="left" style:position="0.0006in"/>
        </style:tab-stops>
      </style:paragraph-properties>
    </style:style>
    <style:style style:name="P597" style:parent-style-name="Textkörper" style:family="paragraph">
      <style:paragraph-properties fo:margin-left="0in" fo:text-indent="-0.1798in">
        <style:tab-stops>
          <style:tab-stop style:type="left" style:position="0.0006in"/>
        </style:tab-stops>
      </style:paragraph-properties>
      <style:text-properties fo:font-size="8.5pt" style:font-size-asian="8.5pt" style:font-size-complex="8.5pt"/>
    </style:style>
    <style:style style:name="P598" style:parent-style-name="Standard" style:family="paragraph">
      <style:paragraph-properties fo:margin-top="0.0479in" fo:margin-left="0.0715in" fo:margin-right="0.2236in">
        <style:tab-stops/>
      </style:paragraph-properties>
    </style:style>
    <style:style style:name="T599" style:parent-style-name="Absatz-Standardschriftart" style:family="text">
      <style:text-properties style:font-name="DejaVu Sans Mono" fo:font-weight="bold" style:font-weight-asian="bold" fo:color="#7F0054" fo:letter-spacing="-0.0006in" fo:font-size="10pt" style:font-size-asian="10pt"/>
    </style:style>
    <style:style style:name="T600" style:parent-style-name="Absatz-Standardschriftart" style:family="text">
      <style:text-properties style:font-name="DejaVu Sans Mono" fo:font-weight="bold" style:font-weight-asian="bold" fo:color="#7F0054" fo:letter-spacing="-0.0041in" fo:font-size="10pt" style:font-size-asian="10pt"/>
    </style:style>
    <style:style style:name="T601" style:parent-style-name="Absatz-Standardschriftart" style:family="text">
      <style:text-properties style:font-name="DejaVu Sans Mono" fo:font-weight="bold" style:font-weight-asian="bold" fo:color="#7F0054" fo:letter-spacing="-0.0006in" fo:font-size="10pt" style:font-size-asian="10pt"/>
    </style:style>
    <style:style style:name="T602" style:parent-style-name="Absatz-Standardschriftart" style:family="text">
      <style:text-properties style:font-name="DejaVu Sans Mono" fo:font-weight="bold" style:font-weight-asian="bold" fo:color="#7F0054" fo:letter-spacing="-0.002in" fo:font-size="10pt" style:font-size-asian="10pt"/>
    </style:style>
    <style:style style:name="T603" style:parent-style-name="Absatz-Standardschriftart" style:family="text">
      <style:text-properties style:font-name="DejaVu Sans Mono" fo:font-weight="bold" style:font-weight-asian="bold" fo:letter-spacing="-0.0006in" fo:font-size="10pt" style:font-size-asian="10pt"/>
    </style:style>
    <style:style style:name="T604" style:parent-style-name="Absatz-Standardschriftart" style:family="text">
      <style:text-properties style:font-name="DejaVu Sans Mono" fo:font-weight="bold" style:font-weight-asian="bold" fo:letter-spacing="-0.002in" fo:font-size="10pt" style:font-size-asian="10pt"/>
    </style:style>
    <style:style style:name="T605" style:parent-style-name="Absatz-Standardschriftart" style:family="text">
      <style:text-properties style:font-name="DejaVu Sans Mono" fo:font-weight="bold" style:font-weight-asian="bold" fo:letter-spacing="-0.0006in" fo:font-size="10pt" style:font-size-asian="10pt"/>
    </style:style>
    <style:style style:name="T606" style:parent-style-name="Absatz-Standardschriftart" style:family="text">
      <style:text-properties style:font-name="DejaVu Sans Mono" fo:font-weight="bold" style:font-weight-asian="bold" fo:letter-spacing="-0.0027in" fo:font-size="10pt" style:font-size-asian="10pt"/>
    </style:style>
    <style:style style:name="T607" style:parent-style-name="Absatz-Standardschriftart" style:family="text">
      <style:text-properties fo:letter-spacing="-0.0013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-0.0013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2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2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2in"/>
    </style:style>
    <style:style style:name="T616" style:parent-style-name="Absatz-Standardschriftart" style:family="text">
      <style:text-properties fo:letter-spacing="-0.0006in"/>
    </style:style>
    <style:style style:name="P617" style:parent-style-name="Standard" style:family="paragraph">
      <style:paragraph-properties fo:margin-top="0.0076in"/>
      <style:text-properties style:font-name-asian="Liberation Serif" style:font-name-complex="Liberation Serif" fo:font-size="8.5pt" style:font-size-asian="8.5pt" style:font-size-complex="8.5pt"/>
    </style:style>
    <style:style style:name="P618" style:parent-style-name="Textkörper" style:family="paragraph">
      <style:paragraph-properties fo:margin-top="0.0479in" fo:margin-left="0in" fo:margin-right="0.2236in">
        <style:tab-stops/>
      </style:paragraph-properties>
    </style:style>
    <style:style style:name="P619" style:parent-style-name="Standard" style:family="paragraph">
      <style:text-properties style:font-name-asian="Liberation Serif" style:font-name-complex="Liberation Serif" fo:font-style="italic" style:font-style-asian="italic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27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27in"/>
    </style:style>
    <style:style style:name="T624" style:parent-style-name="Absatz-Standardschriftart" style:family="text">
      <style:text-properties fo:letter-spacing="-0.0006in"/>
    </style:style>
    <style:style style:name="T625" style:parent-style-name="Absatz-Standardschriftart" style:family="text">
      <style:text-properties fo:letter-spacing="-0.0034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-0.0041in"/>
    </style:style>
    <style:style style:name="T628" style:parent-style-name="Absatz-Standardschriftart" style:family="text">
      <style:text-properties fo:letter-spacing="-0.0027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27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2in"/>
    </style:style>
    <style:style style:name="T633" style:parent-style-name="Absatz-Standardschriftart" style:family="text">
      <style:text-properties fo:letter-spacing="-0.0006in"/>
    </style:style>
    <style:style style:name="T634" style:parent-style-name="Absatz-Standardschriftart" style:family="text">
      <style:text-properties fo:letter-spacing="-0.0041in"/>
    </style:style>
    <style:style style:name="T635" style:parent-style-name="Absatz-Standardschriftart" style:family="text">
      <style:text-properties fo:letter-spacing="-0.0006in"/>
    </style:style>
    <style:style style:name="P636" style:parent-style-name="Standard" style:family="paragraph">
      <style:paragraph-properties fo:margin-top="0.0006in"/>
      <style:text-properties style:font-name-asian="Liberation Serif" style:font-name-complex="Liberation Serif"/>
    </style:style>
    <style:style style:name="TableColumn638" style:family="table-column">
      <style:table-column-properties style:column-width="7.1041in" style:use-optimal-column-width="false"/>
    </style:style>
    <style:style style:name="Table637" style:family="table">
      <style:table-properties style:width="7.1041in" fo:margin-left="0in" table:align="lef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41" style:parent-style-name="Standard" style:family="paragraph">
      <style:text-properties style:font-name="Ubuntu Mono" fo:font-size="8pt" style:font-size-asian="8pt" style:font-size-complex="8pt"/>
    </style:style>
    <style:style style:name="T642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4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44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4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P646" style:parent-style-name="Standard" style:family="paragraph">
      <style:text-properties style:font-name="Ubuntu Mono" fo:font-size="8pt" style:font-size-asian="8pt" style:font-size-complex="8pt"/>
    </style:style>
    <style:style style:name="T64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48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4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50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5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52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5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54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65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P656" style:parent-style-name="Standard" style:family="paragraph">
      <style:text-properties style:font-name="Ubuntu Mono" fo:font-size="8pt" style:font-size-asian="8pt" style:font-size-complex="8pt"/>
    </style:style>
    <style:style style:name="T65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58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59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660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61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62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P663" style:parent-style-name="Standard" style:family="paragraph">
      <style:text-properties style:font-name="Ubuntu Mono" fo:font-size="8pt" style:font-size-asian="8pt" style:font-size-complex="8pt"/>
    </style:style>
    <style:style style:name="T664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6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66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66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68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6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0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7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2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7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4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67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6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78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67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0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8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2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8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4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8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6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68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8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8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90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69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92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69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94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9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96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69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698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69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0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2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0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4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0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6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0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08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0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0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1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2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4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1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6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1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18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1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0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2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2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2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4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6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2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28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2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0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3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2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3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4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3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6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38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3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0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4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2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4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4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4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6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4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8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4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50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5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52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5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54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5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56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5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58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5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0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2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63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4" style:parent-style-name="Fuentedepárrafopredeter." style:family="text">
      <style:text-properties style:font-name="Ubuntu Mono" fo:font-weight="bold" style:font-weight-asian="bold" fo:color="#7F0055" fo:font-size="8pt" style:font-size-asian="8pt" style:font-size-complex="8pt"/>
    </style:style>
    <style:style style:name="T765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6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6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68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69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70" style:parent-style-name="Fuentedepárrafopredeter." style:family="text">
      <style:text-properties style:font-name="Ubuntu Mono" fo:font-weight="bold" style:font-weight-asian="bold" fo:font-style="italic" style:font-style-asian="italic" fo:color="#0000C0" fo:font-size="8pt" style:font-size-asian="8pt" style:font-size-complex="8pt"/>
    </style:style>
    <style:style style:name="T771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72" style:parent-style-name="Fuentedepárrafopredeter." style:family="text">
      <style:text-properties style:font-name="Ubuntu Mono" fo:color="#3F7F5F" fo:font-size="8pt" style:font-size-asian="8pt" style:font-size-complex="8pt"/>
    </style:style>
    <style:style style:name="T773" style:parent-style-name="Fuentedepárrafopredeter." style:family="text">
      <style:text-properties style:font-name="Ubuntu Mono" fo:color="#3F7F5F" fo:font-size="8pt" style:font-size-asian="8pt" style:font-size-complex="8pt" style:text-underline-type="single" style:text-underline-style="solid" style:text-underline-width="auto" style:text-underline-mode="continuous"/>
    </style:style>
    <style:style style:name="T774" style:parent-style-name="Fuentedepárrafopredeter." style:family="text">
      <style:text-properties style:font-name="Ubuntu Mono" fo:color="#3F7F5F" fo:font-size="8pt" style:font-size-asian="8pt" style:font-size-complex="8pt"/>
    </style:style>
    <style:style style:name="T775" style:parent-style-name="Fuentedepárrafopredeter." style:family="text">
      <style:text-properties style:font-name="Ubuntu Mono" fo:color="#3F7F5F" fo:font-size="8pt" style:font-size-asian="8pt" style:font-size-complex="8pt" style:text-underline-type="single" style:text-underline-style="solid" style:text-underline-width="auto" style:text-underline-mode="continuous"/>
    </style:style>
    <style:style style:name="P776" style:parent-style-name="Standard" style:family="paragraph">
      <style:text-properties style:font-name="Ubuntu Mono" fo:color="#000000" fo:font-size="8pt" style:font-size-asian="8pt" style:font-size-complex="8pt"/>
    </style:style>
    <style:style style:name="T777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78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79" style:parent-style-name="Fuentedepárrafopredeter." style:family="text">
      <style:text-properties style:font-name="Ubuntu Mono" fo:color="#6A3E3E" fo:font-size="8pt" style:font-size-asian="8pt" style:font-size-complex="8pt"/>
    </style:style>
    <style:style style:name="T780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T781" style:parent-style-name="Fuentedepárrafopredeter." style:family="text">
      <style:text-properties style:font-name="Ubuntu Mono" fo:color="#2A00FF" fo:font-size="8pt" style:font-size-asian="8pt" style:font-size-complex="8pt"/>
    </style:style>
    <style:style style:name="T782" style:parent-style-name="Fuentedepárrafopredeter." style:family="text">
      <style:text-properties style:font-name="Ubuntu Mono" fo:color="#000000" fo:font-size="8pt" style:font-size-asian="8pt" style:font-size-complex="8pt"/>
    </style:style>
    <style:style style:name="P783" style:parent-style-name="Standard" style:family="paragraph">
      <style:text-properties style:font-name="Ubuntu Mono" fo:font-size="8pt" style:font-size-asian="8pt" style:font-size-complex="8pt"/>
    </style:style>
    <style:style style:name="P784" style:parent-style-name="Standard" style:family="paragraph">
      <style:text-properties style:font-name="Ubuntu Mono" fo:color="#000000" fo:font-size="8pt" style:font-size-asian="8pt" style:font-size-complex="8pt"/>
    </style:style>
    <style:style style:name="P785" style:parent-style-name="Standard" style:family="paragraph">
      <style:text-properties style:font-name="Ubuntu Mono" fo:font-size="8pt" style:font-size-asian="8pt" style:font-size-complex="8pt"/>
    </style:style>
    <style:style style:name="P786" style:parent-style-name="Standard" style:family="paragraph">
      <style:text-properties style:font-name="Ubuntu Mono" fo:color="#000000" fo:font-size="8pt" style:font-size-asian="8pt" style:font-size-complex="8pt"/>
    </style:style>
    <style:style style:name="P787" style:parent-style-name="Standard" style:family="paragraph">
      <style:text-properties style:font-name="Ubuntu Mono" fo:font-size="8pt" style:font-size-asian="8pt" style:font-size-complex="8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0" style:parent-style-name="Standard" style:family="paragraph">
      <style:text-properties style:font-name="Monospace" fo:color="#000000" fo:font-size="10pt" style:font-size-asian="10pt"/>
    </style:style>
    <style:style style:name="P791" style:parent-style-name="Standard" style:family="paragraph">
      <style:text-properties style:font-name="Monospace" fo:color="#000000" fo:font-size="10pt" style:font-size-asian="10pt"/>
    </style:style>
    <style:style style:name="P792" style:parent-style-name="Standard" style:family="paragraph">
      <style:text-properties style:font-name="Monospace" fo:color="#000000" fo:font-size="10pt" style:font-size-asian="10pt"/>
    </style:style>
    <style:style style:name="P793" style:parent-style-name="Standard" style:family="paragraph">
      <style:text-properties style:font-name="Monospace" fo:color="#000000" fo:font-size="10pt" style:font-size-asian="10pt"/>
    </style:style>
    <style:style style:name="P794" style:parent-style-name="Standard" style:family="paragraph">
      <style:text-properties style:font-name="Monospace" fo:color="#000000" fo:font-size="10pt" style:font-size-asian="10pt"/>
    </style:style>
    <style:style style:name="P795" style:parent-style-name="Standard" style:family="paragraph">
      <style:text-properties style:font-name="Monospace" fo:color="#000000" fo:font-size="10pt" style:font-size-asian="10pt"/>
    </style:style>
    <style:style style:name="P796" style:parent-style-name="Standard" style:family="paragraph">
      <style:paragraph-properties style:line-height-at-least="0.1388in" fo:margin-left="0.0708in">
        <style:tab-stops/>
      </style:paragraph-properties>
      <style:text-properties fo:color="#000000"/>
    </style:style>
    <style:style style:family="graphic" style:name="a20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10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background" style:horizontal-rel="page" style:vertical-rel="paragraph" style:horizontal-pos="from-left" style:vertical-pos="from-top"/>
    </style:style>
    <style:style style:family="graphic" style:name="a17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ffffff" draw:opacity="100%" draw:stroke="solid" svg:stroke-width="0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in" fo:padding-bottom="0in" fo:padding-left="0in" fo:padding-right="0in" draw:textarea-vertical-align="top" draw:textarea-horizontal-align="left" draw:fill="solid" draw:fill-color="#e8f2fe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back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custom-shape svg:x="5.93543in" svg:y="-0.12559in" svg:width="1.12569in" svg:height="0.51736in" draw:z-index="3" draw:id="id0" draw:style-name="a0" draw:name="Forma1" text:anchor-type="paragraph"><svg:title/><svg:desc/><text:p text:style-name="Normal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pan text:style-name="T3">DESARROLLO DE APLICACIONES WEB <text:s text:c="29"/>CALIFICACIÓN:</text:span></text:p>
      <text:p text:style-name="P4">EXAMEN <text:s/>2ºEV. <text:s/>PROGRAMACIÓN<text:s/><text:tab/><text:tab/></text:p>
      <text:p text:style-name="P5">NOMBRE: <text:s text:c="54"/>APELLIDOS:</text:p>
      <text:p text:style-name="Standard"/>
      <text:p text:style-name="P6">(3 Puntos)</text:p>
      <text:p text:style-name="Standard">1. Implementar<text:s/><text:span text:style-name="T7">TRES<text:s/></text:span><text:s/>de los siguientes métodos estáticos:</text:p>
      <text:p text:style-name="Standard"/>
      <text:p text:style-name="Standard"><text:span text:style-name="T8">A)<text:s/></text:span><text:span text:style-name="T9">public</text:span><text:span text:style-name="T10"><text:s/></text:span><text:span text:style-name="T11">static</text:span><text:span text:style-name="T12"><text:s/></text:span><text:span text:style-name="T13">int</text:span><text:span text:style-name="T14"><text:s/>operarTabla(</text:span><text:span text:style-name="T15">int</text:span><text:span text:style-name="T16"><text:s/></text:span><text:span text:style-name="T17">tabla</text:span><text:span text:style-name="T18">[], char operador)</text:span></text:p>
      <text:p text:style-name="P19"/>
      <text:p text:style-name="Standard">Este método recibe como parámetro una tabla de enteros y un carácter que puede ser (‘+’,’-’ ) devuelve el resultado de la suma o la resta según el valor del carácter operador. La tabla puede tener un elementos en 0,1 o n elementos.</text:p>
      <text:p text:style-name="Standard"/>
      <text:p text:style-name="P20">Ejemplo:</text:p>
      <text:p text:style-name="P21">si int datos[] = {10,-2,4};</text:p>
      <text:p text:style-name="P22">operarTabla(datos,’+’) → Devuelve 12</text:p>
      <text:p text:style-name="P23">si int datos[] = {10,-2,5};</text:p>
      <text:p text:style-name="P24">operarTabla(datos,’-’) → Devuelve 7</text:p>
      <text:p text:style-name="P25">si int datos[] = {5};</text:p>
      <text:p text:style-name="P26">operarTabla(datos,’+’) → Devuelve 5</text:p>
      <text:p text:style-name="P27">si int datos [] = {}</text:p>
      <text:p text:style-name="P28">operarTabla(datos,’-’) → Devuelve 0</text:p>
      <text:p text:style-name="P29"/>
      <text:p text:style-name="P30"/>
      <text:p text:style-name="Standard"><text:span text:style-name="T31">B)<text:s/></text:span><text:span text:style-name="T32">public</text:span><text:span text:style-name="T33"><text:s/></text:span><text:span text:style-name="T34">static</text:span><text:span text:style-name="T35"><text:s/></text:span><text:span text:style-name="T36">boolean</text:span><text:span text:style-name="T37"><text:s/>hayfilaconCeros(</text:span><text:span text:style-name="T38">int</text:span><text:span text:style-name="T39"><text:s/></text:span><text:span text:style-name="T40">matriz</text:span><text:span text:style-name="T41">[][])</text:span></text:p>
      <text:p text:style-name="Standard"/>
      <text:p text:style-name="Standard">Este método recibe una tabla bidimensional y devuelve true si alguna de su filas tiene 0 en todos sus valores.</text:p>
      <text:p text:style-name="Standard"/>
      <text:p text:style-name="Standard"><text:span text:style-name="T42"><text:s/></text:span><text:span text:style-name="T43">int</text:span><text:span text:style-name="T44"><text:s/></text:span><text:span text:style-name="T45">matriz1</text:span><text:span text:style-name="T46"><text:s/>[][] = {{2,5,6},{6,6,5,1},{0,0}};</text:span></text:p>
      <text:p text:style-name="Standard"><text:span text:style-name="T47"><text:s/></text:span><text:span text:style-name="T48">int</text:span><text:span text:style-name="T49"><text:s/></text:span><text:span text:style-name="T50">matriz2</text:span><text:span text:style-name="T51"><text:s/>[][] = {{2,1,6,9},{5,6,1}};</text:span></text:p>
      <text:p text:style-name="Standard"><text:span text:style-name="T52"><text:s/></text:span><text:span text:style-name="T53">int</text:span><text:span text:style-name="T54"><text:s/></text:span><text:span text:style-name="T55">matriz3</text:span><text:span text:style-name="T56"><text:s/>[][] = {{2,5,6},{0,0,0},{5,9},{5,9,34,6}};</text:span></text:p>
      <text:p text:style-name="P57"><text:s text:c="8"/></text:p>
      <text:p text:style-name="Standard"><text:span text:style-name="T58"><text:s/>hayfilaconCeros</text:span><text:span text:style-name="T59">(</text:span><text:span text:style-name="T60">matriz1</text:span><text:span text:style-name="T61">) → true</text:span></text:p>
      <text:p text:style-name="Standard"><text:span text:style-name="T62"><text:s/>hayfilaconCeros</text:span><text:span text:style-name="T63">(</text:span><text:span text:style-name="T64">matriz2</text:span><text:span text:style-name="T65">) → false</text:span></text:p>
      <text:p text:style-name="Standard"><text:span text:style-name="T66"><text:s/>hayfilaconCeros</text:span><text:span text:style-name="T67">(</text:span><text:span text:style-name="T68">matriz3</text:span><text:span text:style-name="T69">) → true</text:span></text:p>
      <text:p text:style-name="P70"/>
      <text:p text:style-name="P71"/>
      <text:p text:style-name="Standard"><text:span text:style-name="T72">C)<text:s/></text:span><text:span text:style-name="T73">public</text:span><text:span text:style-name="T74"><text:s/></text:span><text:span text:style-name="T75">static</text:span><text:span text:style-name="T76"><text:s/>String palabraRepetida(String<text:s/></text:span><text:span text:style-name="T77">palabras</text:span><text:span text:style-name="T78">[])</text:span></text:p>
      <text:p text:style-name="P79"/>
      <text:p text:style-name="Standard">De vuelve un String con la primera palabra repetida que se encuentre en el array de palabras o null en caso que todas las palabras sean distintas.</text:p>
      <text:p text:style-name="Standard"/>
      <text:p text:style-name="Standard"><text:span text:style-name="T80">String<text:s/></text:span><text:span text:style-name="T81">palabras1</text:span><text:span text:style-name="T82">[] = {</text:span><text:span text:style-name="T83">"if"</text:span><text:span text:style-name="T84">,</text:span><text:span text:style-name="T85">"case"</text:span><text:span text:style-name="T86">,</text:span><text:span text:style-name="T87">"for"</text:span><text:span text:style-name="T88">,</text:span><text:span text:style-name="T89">"if","case"</text:span><text:span text:style-name="T90">,</text:span><text:span text:style-name="T91">"switch"</text:span><text:span text:style-name="T92">};</text:span></text:p>
      <text:p text:style-name="Standard"><text:span text:style-name="T93">String<text:s/></text:span><text:span text:style-name="T94">palabras2</text:span><text:span text:style-name="T95">[] = {</text:span><text:span text:style-name="T96">"java"</text:span><text:span text:style-name="T97">,</text:span><text:span text:style-name="T98">"python"</text:span><text:span text:style-name="T99">,</text:span><text:span text:style-name="T100">"java","php"</text:span><text:span text:style-name="T101">};</text:span></text:p>
      <text:p text:style-name="Standard"><text:span text:style-name="T102">String<text:s/></text:span><text:span text:style-name="T103">palabras3</text:span><text:span text:style-name="T104">[] = {</text:span><text:span text:style-name="T105">"int"</text:span><text:span text:style-name="T106">,</text:span><text:span text:style-name="T107">"short"</text:span><text:span text:style-name="T108">,</text:span><text:span text:style-name="T109">"byte","long"</text:span><text:span text:style-name="T110">};</text:span></text:p>
      <text:p text:style-name="P111"/>
      <text:p text:style-name="Standard"><text:span text:style-name="T112">palabraRepetida</text:span><text:span text:style-name="T113">(</text:span><text:span text:style-name="T114">palabras1</text:span><text:span text:style-name="T115">) →<text:s/></text:span><text:span text:style-name="T116">"if"</text:span></text:p>
      <text:p text:style-name="Standard"><text:span text:style-name="T117">palabraRepetida</text:span><text:span text:style-name="T118">(</text:span><text:span text:style-name="T119">palabras2</text:span><text:span text:style-name="T120">) →<text:s/></text:span><text:span text:style-name="T121">"java"</text:span></text:p>
      <text:p text:style-name="Standard"><text:span text:style-name="T122">palabraRepetida</text:span><text:span text:style-name="T123">(</text:span><text:span text:style-name="T124">palabras3</text:span><text:span text:style-name="T125">) →<text:s/></text:span><text:span text:style-name="T126">null</text:span></text:p>
      <text:p text:style-name="P127"/>
      <text:p text:style-name="P128"><text:tab/><text:tab/></text:p>
      <text:p text:style-name="Standard"><text:span text:style-name="T129">D)<text:s/></text:span><text:span text:style-name="T130">public</text:span><text:span text:style-name="T131"><text:s/></text:span><text:span text:style-name="T132">static</text:span><text:span text:style-name="T133"><text:s/></text:span><text:span text:style-name="T134">int</text:span><text:span text:style-name="T135"><text:s/>[]<text:s/></text:span><text:span text:style-name="T136">sumaParImpar</text:span><text:span text:style-name="T137"><text:s/>(<text:s/></text:span><text:span text:style-name="T138">int</text:span><text:span text:style-name="T139"><text:s/></text:span><text:span text:style-name="T140">datos</text:span><text:span text:style-name="T141">[])</text:span></text:p>
      <text:p text:style-name="P142"/>
      <text:p text:style-name="P143">Este método devuelve un array de dos posiciones, donde el primer elemento corresponde a la suma de los valores pares y segundo a la suma de los valores impares.</text:p>
      <text:p text:style-name="P144"/>
      <text:p text:style-name="Standard"><text:span text:style-name="T145">int</text:span><text:span text:style-name="T146"><text:s/></text:span><text:span text:style-name="T147">valores</text:span><text:span text:style-name="T148"><text:s/>[] = { 8, 5,2,0,3,5,2};</text:span></text:p>
      <text:soft-page-break/>
      <text:p text:style-name="Standard"><text:span text:style-name="T149">sumaParImpar</text:span><text:span text:style-name="T150">(</text:span><text:span text:style-name="T151">valores</text:span><text:span text:style-name="T152">) → devuelve un array con los valores { 12,13 }</text:span></text:p>
      <text:p text:style-name="P153"/>
      <text:p text:style-name="P154"><text:span text:style-name="T155">2.</text:span><text:span text:style-name="T156"><text:s/></text:span><text:span text:style-name="T157">Para</text:span><text:span text:style-name="T158"><text:s/></text:span>una<text:span text:style-name="T159"><text:s/></text:span><text:span text:style-name="T160">aplicación de r</text:span><text:span text:style-name="T161">ecomendaciones de series<text:s/></text:span>se<text:span text:style-name="T162"><text:s/></text:span>ha<text:span text:style-name="T163"><text:s/></text:span><text:span text:style-name="T164">diseñado</text:span><text:span text:style-name="T165"><text:s/></text:span><text:span text:style-name="T166">varias</text:span><text:span text:style-name="T167"><text:s/></text:span><text:span text:style-name="T168">clases</text:span><text:span text:style-name="T169"><text:s/></text:span>que<text:span text:style-name="T170"><text:s text:c="2"/></text:span><text:span text:style-name="T171">su programación:</text:span></text:p>
      <text:p text:style-name="P172"/>
      <text:p text:style-name="P173"><text:span text:style-name="T174">(0,5)</text:span></text:p>
      <text:p text:style-name="P175"><text:span text:style-name="T176">Clase Enumerado</text:span><text:span text:style-name="T177"><text:s/>Calificacion</text:span><text:span text:style-name="T178">:</text:span><text:span text:style-name="T179"><text:s/></text:span><text:span text:style-name="T180">Representa</text:span><text:span text:style-name="T181"><text:s/>las<text:s/></text:span><text:span text:style-name="Absatz-Standardschriftart">5</text:span><text:span text:style-name="T182"><text:s/></text:span><text:span text:style-name="T183">posibles</text:span><text:span text:style-name="T184"><text:s/>calificaciones<text:s/></text:span><text:span text:style-name="T185">de una serie:<text:s/></text:span><text:span text:style-name="T186">MAL</text:span><text:span text:style-name="T187">,</text:span><text:span text:style-name="T188">REGULAR</text:span><text:span text:style-name="T189">,</text:span><text:span text:style-name="T190">NORMAL</text:span><text:span text:style-name="T191">,</text:span><text:span text:style-name="T192">BIEN</text:span><text:span text:style-name="T193">,</text:span><text:span text:style-name="T194">EXCELENTE</text:span><text:span text:style-name="T195">;</text:span></text:p>
      <text:p text:style-name="P196"/>
      <text:p text:style-name="P197"><text:span text:style-name="T198">(2 Puntos)</text:span></text:p>
      <text:p text:style-name="P199"><text:span text:style-name="T200">Clase</text:span><text:span text:style-name="T201"><text:s/></text:span><text:span text:style-name="T202">Opinion:</text:span><text:span text:style-name="T203"><text:s/></text:span><text:span text:style-name="T204">Representa</text:span><text:span text:style-name="T205"><text:s/></text:span><text:span text:style-name="T206">la</text:span><text:span text:style-name="T207"><text:s/></text:span><text:span text:style-name="T208">opinión</text:span><text:span text:style-name="T209"><text:s/></text:span><text:span text:style-name="Absatz-Standardschriftart">de</text:span><text:span text:style-name="T210"><text:s/></text:span><text:span text:style-name="Absatz-Standardschriftart">un</text:span><text:span text:style-name="T211"><text:s/></text:span><text:span text:style-name="T212">usuario</text:span><text:span text:style-name="T213"><text:s/></text:span><text:span text:style-name="Absatz-Standardschriftart">sobre</text:span><text:span text:style-name="T214"><text:s/></text:span><text:span text:style-name="Absatz-Standardschriftart">una</text:span><text:span text:style-name="T215"><text:s/>serie</text:span><text:span text:style-name="T216">.</text:span><text:span text:style-name="T217"><text:s/></text:span><text:span text:style-name="T218">Dispone</text:span><text:span text:style-name="T219"><text:s/></text:span><text:span text:style-name="Absatz-Standardschriftart">de</text:span><text:span text:style-name="T220"><text:s/></text:span><text:span text:style-name="T221">los</text:span><text:span text:style-name="T222"><text:s/></text:span><text:span text:style-name="T223">siguientes atributos</text:span><text:span text:style-name="T224"><text:s/></text:span><text:span text:style-name="Absatz-Standardschriftart">(</text:span><text:span text:style-name="T225"><text:s/></text:span><text:span text:style-name="T226">todos</text:span><text:span text:style-name="T227"><text:s/></text:span><text:span text:style-name="T228">privados)</text:span></text:p>
      <text:p text:style-name="P229"/>
      <text:p text:style-name="Textkörper"><text:span text:style-name="T230">Atributos</text:span><text:span text:style-name="T231"><text:s/></text:span>de<text:span text:style-name="T232"><text:s/></text:span><text:span text:style-name="T233">instancia:</text:span></text:p>
      <text:p text:style-name="P234"/>
      <text:p text:style-name="P235"><text:span text:style-name="T236">String</text:span><text:span text:style-name="T237"><text:s/></text:span><text:span text:style-name="T238">contenido</text:span><text:span text:style-name="T239">;</text:span><text:span text:style-name="T240"><text:tab/></text:span><text:span text:style-name="T241">//</text:span><text:span text:style-name="T242"><text:s/>T</text:span><text:span text:style-name="T243">exto con el contenido de la opinión.</text:span></text:p>
      <text:p text:style-name="P244"><text:span text:style-name="T245">String</text:span><text:span text:style-name="T246"><text:s/>s</text:span><text:span text:style-name="T247">erie</text:span><text:span text:style-name="T248">;</text:span><text:span text:style-name="T249"><text:tab/></text:span><text:span text:style-name="T250">//</text:span><text:span text:style-name="T251"><text:s/>N</text:span><text:span text:style-name="T252">ombre de la serie</text:span></text:p>
      <text:p text:style-name="P253"><text:span text:style-name="T254">Calificacion<text:s/></text:span><text:span text:style-name="T255">valoracion</text:span><text:span text:style-name="T256">;</text:span><text:span text:style-name="T257"><text:tab/></text:span><text:span text:style-name="T258">//<text:s/></text:span><text:span text:style-name="T259">Valoración</text:span><text:span text:style-name="T260"><text:s/></text:span><text:span text:style-name="T261">de producto</text:span><text:span text:style-name="T262"><text:s/></text:span><text:span text:style-name="T263"><text:s/></text:span><text:span text:style-name="T264">(ENUMERADO)</text:span></text:p>
      <text:p text:style-name="P265"><text:span text:style-name="T266">int</text:span><text:span text:style-name="T267"><text:tab/></text:span><text:span text:style-name="T268">ident</text:span><text:span text:style-name="T269">;</text:span><text:span text:style-name="T270"><text:tab/></text:span><text:span text:style-name="T271">//</text:span><text:span text:style-name="T272"><text:s/></text:span><text:span text:style-name="T273">Identificador</text:span><text:span text:style-name="T274"><text:s/></text:span><text:span text:style-name="T275">de la</text:span><text:span text:style-name="T276"><text:s/></text:span><text:span text:style-name="T277">opinión(valor</text:span><text:span text:style-name="T278"><text:s/></text:span><text:span text:style-name="T279">único)</text:span></text:p>
      <text:p text:style-name="P280"/>
      <text:p text:style-name="Textkörper"><text:span text:style-name="T281">Atributos</text:span><text:span text:style-name="T282"><text:s/></text:span>de<text:span text:style-name="T283"><text:s/></text:span><text:span text:style-name="T284">Clase:</text:span></text:p>
      <text:p text:style-name="P285"/>
      <text:p text:style-name="P286"><text:span text:style-name="T287">int</text:span><text:span text:style-name="T288"><text:s/></text:span><text:span text:style-name="T289">cont_opiniones<text:s/></text:span><text:span text:style-name="T290">=<text:s/></text:span><text:span text:style-name="T291">0;<text:s/></text:span><text:span text:style-name="T292">//</text:span><text:span text:style-name="T293"><text:s/></text:span><text:span text:style-name="T294">Contador</text:span><text:span text:style-name="T295"><text:s/></text:span><text:span text:style-name="T296">de</text:span><text:span text:style-name="T297"><text:s/></text:span><text:span text:style-name="T298">opiniones</text:span><text:span text:style-name="T299"><text:s/></text:span><text:span text:style-name="T300">creadas</text:span></text:p>
      <text:p text:style-name="P301"/>
      <text:p text:style-name="P302"><text:span text:style-name="T303">Este</text:span><text:span text:style-name="T304"><text:s/></text:span><text:span text:style-name="T305">valor</text:span><text:span text:style-name="T306"><text:s/></text:span>se<text:span text:style-name="T307"><text:s/></text:span><text:span text:style-name="T308">incrementa</text:span><text:span text:style-name="T309"><text:s/></text:span><text:span text:style-name="T310">cada</text:span><text:span text:style-name="T311"><text:s/></text:span><text:span text:style-name="T312">vez</text:span><text:span text:style-name="T313"><text:s/></text:span>que<text:span text:style-name="T314"><text:s/></text:span>se<text:span text:style-name="T315"><text:s/></text:span><text:span text:style-name="T316">crea</text:span><text:span text:style-name="T317"><text:s/></text:span>una<text:span text:style-name="T318"><text:s/></text:span><text:span text:style-name="T319">opinión</text:span><text:span text:style-name="T320"><text:s/></text:span>y<text:span text:style-name="T321"><text:s/></text:span><text:span text:style-name="T322">sirve</text:span><text:span text:style-name="T323"><text:s/></text:span><text:span text:style-name="T324">para</text:span><text:span text:style-name="T325"><text:s/></text:span><text:span text:style-name="T326">fijar</text:span><text:span text:style-name="T327"><text:s/></text:span><text:span text:style-name="T328">el</text:span><text:span text:style-name="T329"><text:s/></text:span><text:span text:style-name="T330">valor</text:span><text:span text:style-name="T331"><text:s/></text:span><text:span text:style-name="T332">del</text:span><text:span text:style-name="T333"><text:s/></text:span><text:span text:style-name="T334">identificador</text:span><text:span text:style-name="T335"><text:s/></text:span>de<text:span text:style-name="T336"><text:s/></text:span><text:span text:style-name="T337">opinión</text:span><text:span text:style-name="T338"><text:s/></text:span><text:span text:style-name="T339">creada</text:span><text:span text:style-name="T340"><text:s/></text:span>(<text:span text:style-name="T341"><text:s/></text:span><text:span text:style-name="T342">ident)</text:span></text:p>
      <text:p text:style-name="P343"/>
      <text:p text:style-name="Standard"><text:span text:style-name="T344">Métodos</text:span><text:span text:style-name="T345"><text:s/></text:span><text:span text:style-name="T346">(todos</text:span><text:span text:style-name="T347"><text:s/></text:span><text:span text:style-name="T348">públicos)</text:span><text:span text:style-name="T349">:</text:span></text:p>
      <text:p text:style-name="P350"/>
      <text:p text:style-name="P351"><text:span text:style-name="T352">Constructor:</text:span><text:span text:style-name="T353"><text:s/></text:span><text:span text:style-name="T354">Opinion</text:span><text:span text:style-name="T355"><text:s/></text:span><text:span text:style-name="T356">(String</text:span><text:span text:style-name="T357"><text:s/></text:span><text:span text:style-name="T358">contenido,</text:span><text:span text:style-name="T359"><text:s/></text:span><text:span text:style-name="T360">String</text:span><text:span text:style-name="T361"><text:s/>serie</text:span><text:span text:style-name="T362">,</text:span><text:span text:style-name="T363"><text:s/></text:span><text:span text:style-name="T364">Calificacion</text:span><text:span text:style-name="T365"><text:s/></text:span><text:span text:style-name="T366">valor)</text:span></text:p>
      <text:p text:style-name="P367"/>
      <text:p text:style-name="P368"><text:span text:style-name="T369">Crea</text:span><text:span text:style-name="T370"><text:s/></text:span>una<text:span text:style-name="T371"><text:s/></text:span><text:span text:style-name="T372">nueva</text:span><text:span text:style-name="T373"><text:s/></text:span><text:span text:style-name="T374">opinión</text:span><text:span text:style-name="T375"><text:s/></text:span><text:span text:style-name="T376">fijando</text:span><text:span text:style-name="T377"><text:s/></text:span><text:span text:style-name="T378">el</text:span><text:span text:style-name="T379"><text:s/></text:span><text:span text:style-name="T380">contenido,</text:span><text:span text:style-name="T381"><text:s/></text:span><text:span text:style-name="T382">el<text:s/></text:span><text:span text:style-name="T383">nombre de la serie</text:span><text:span text:style-name="T384">,</text:span><text:span text:style-name="T385"><text:s/></text:span><text:span text:style-name="T386">la</text:span><text:span text:style-name="T387"><text:s/></text:span><text:span text:style-name="T388">valoración</text:span><text:span text:style-name="T389"><text:s text:c="2"/></text:span>y<text:span text:style-name="T390"><text:s/></text:span><text:span text:style-name="T391">el</text:span><text:span text:style-name="T392"><text:s/></text:span><text:span text:style-name="T393">identificador</text:span><text:span text:style-name="T394"><text:s/></text:span><text:span text:style-name="T395">del</text:span><text:span text:style-name="T396"><text:s/></text:span><text:span text:style-name="T397">lanueva</text:span><text:span text:style-name="T398"><text:s/></text:span><text:span text:style-name="T399">opinión.</text:span></text:p>
      <text:p text:style-name="P400"/>
      <text:p text:style-name="P401"><text:span text:style-name="T402">getSerie:<text:s/></text:span><text:span text:style-name="T403">devuelve</text:span><text:span text:style-name="T404"><text:s/></text:span>del atributo<text:span text:style-name="T405"><text:s/>s</text:span><text:span text:style-name="T406">erie</text:span></text:p>
      <text:p text:style-name="P407"/>
      <text:p text:style-name="P408"><text:span text:style-name="T409">toString</text:span><text:span text:style-name="T410">: Devuelve un String donde se muestre el identificador, el nombre de la serie, y el contenido de la misma.</text:span></text:p>
      <text:p text:style-name="P411"/>
      <text:p text:style-name="P412"><text:span text:style-name="T413">(3</text:span><text:span text:style-name="T414"><text:s/></text:span><text:span text:style-name="T415">Puntos)</text:span></text:p>
      <text:p text:style-name="P416"><text:span text:style-name="T417">Clase</text:span><text:span text:style-name="T418"><text:s/>AlmacenOpiniones</text:span><text:span text:style-name="T419">:<text:s/></text:span><text:span text:style-name="T420">Representa</text:span><text:span text:style-name="T421"><text:s/></text:span>un<text:span text:style-name="T422"><text:s/></text:span><text:span text:style-name="T423">almacén</text:span><text:span text:style-name="T424"><text:s/></text:span>donde<text:span text:style-name="T425"><text:s/></text:span>se<text:span text:style-name="T426"><text:s/></text:span><text:span text:style-name="T427">guardan</text:span><text:span text:style-name="T428"><text:s/></text:span><text:span text:style-name="T429">las</text:span><text:span text:style-name="T430"><text:s/></text:span><text:span text:style-name="T431">opiniones</text:span><text:span text:style-name="T432"><text:s/></text:span>de<text:span text:style-name="T433"><text:s/></text:span><text:span text:style-name="T434">los</text:span><text:span text:style-name="T435"><text:s/></text:span><text:span text:style-name="T436">usuarios</text:span><text:span text:style-name="T437"><text:s/></text:span>sobre<text:span text:style-name="T438"><text:s/>distintas</text:span><text:s/>series<text:span text:style-name="T439">.</text:span><text:span text:style-name="T440"><text:s/></text:span><text:span text:style-name="T441">Dispone</text:span><text:span text:style-name="T442"><text:s/></text:span>de<text:span text:style-name="T443"><text:s/></text:span><text:span text:style-name="T444">los</text:span><text:span text:style-name="T445"><text:s/></text:span><text:span text:style-name="T446">siguientes</text:span><text:span text:style-name="T447"><text:s/></text:span><text:span text:style-name="T448">atributos</text:span><text:span text:style-name="T449"><text:s/></text:span>(<text:span text:style-name="T450"><text:s/></text:span><text:span text:style-name="T451">todos</text:span><text:span text:style-name="T452"><text:s/></text:span><text:span text:style-name="T453">privados</text:span><text:span text:style-name="T454"><text:s/></text:span>):</text:p>
      <text:p text:style-name="P455"/>
      <text:p text:style-name="Textkörper"><text:span text:style-name="T456">Atributos:</text:span></text:p>
      <text:p text:style-name="P457"/>
      <text:p text:style-name="P458"><text:span text:style-name="T459">Opinion</text:span><text:span text:style-name="T460"><text:s/>t</text:span><text:span text:style-name="T461">opiniones</text:span><text:span text:style-name="T462">[];<text:s/></text:span><text:span text:style-name="T463">//</text:span><text:span text:style-name="T464"><text:s/></text:span><text:span text:style-name="T465">Tabla</text:span><text:span text:style-name="T466"><text:s/></text:span><text:span text:style-name="T467">de Opiniones</text:span></text:p>
      <text:p text:style-name="P468"><text:span text:style-name="T469">int</text:span><text:span text:style-name="T470"><text:s/></text:span><text:span text:style-name="T471">contOpiniones</text:span><text:span text:style-name="T472">;<text:s/></text:span><text:span text:style-name="T473">//</text:span><text:span text:style-name="T474"><text:s/></text:span><text:span text:style-name="T475">Contador de</text:span><text:span text:style-name="T476"><text:s/></text:span><text:span text:style-name="T477">opiniones</text:span><text:span text:style-name="T478"><text:s/></text:span><text:span text:style-name="T479">almacenadas</text:span></text:p>
      <text:p text:style-name="P480"/>
      <text:p text:style-name="P481"/>
      <text:p text:style-name="P482"><text:span text:style-name="T483">Métodos</text:span><text:span text:style-name="T484"><text:s/></text:span><text:span text:style-name="T485">(todos</text:span><text:span text:style-name="T486"><text:s/></text:span><text:span text:style-name="T487">públicos)</text:span><text:span text:style-name="T488">:</text:span></text:p>
      <text:p text:style-name="P489"/>
      <text:p text:style-name="P490"><draw:g draw:z-index="251658240" draw:name="Group 42" draw:id="id9" draw:style-name="a9" text:anchor-type="paragraph"><svg:title/><svg:desc/><draw:custom-shape svg:x="1.29291in" svg:y="0.02638in" svg:width="0.07569in" svg:height="0.16181in" draw:id="id1" draw:style-name="a1" draw:name="Freeform 9"><svg:title/><svg:desc/><text:p text:style-name="Normal"/><draw:enhanced-geometry draw:type="non-primitive" svg:viewBox="0 0 721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721"/><draw:equation draw:name="f2" draw:formula="233"/><draw:equation draw:name="f3" draw:formula="0 + 1862"/><draw:equation draw:name="f4" draw:formula="0 + 2583"/><draw:equation draw:name="f5" draw:formula="?f3 - 1862"/><draw:equation draw:name="f6" draw:formula="?f4 - 1862"/><draw:equation draw:name="f7" draw:formula="?f2 - ?f0"/><draw:equation draw:name="f8" draw:formula="?f1 - ?f0"/><draw:equation draw:name="f9" draw:formula="?f8 / 721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721"/><draw:equation draw:name="f16" draw:formula="?f12 / 233"/><draw:equation draw:name="f17" draw:formula="?f13 / 721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1.79446in" svg:y="0.02638in" svg:width="0.07569in" svg:height="0.16181in" draw:id="id2" draw:style-name="a2" draw:name="Freeform 10"><svg:title/><svg:desc/><text:p text:style-name="Normal"/><draw:enhanced-geometry draw:type="non-primitive" svg:viewBox="0 0 119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3"/><draw:equation draw:name="f3" draw:formula="0 + 2584"/><draw:equation draw:name="f4" draw:formula="0 + 2703"/><draw:equation draw:name="f5" draw:formula="?f3 - 2584"/><draw:equation draw:name="f6" draw:formula="?f4 - 2584"/><draw:equation draw:name="f7" draw:formula="?f2 - ?f0"/><draw:equation draw:name="f8" draw:formula="?f1 - ?f0"/><draw:equation draw:name="f9" draw:formula="?f8 / 119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119"/><draw:equation draw:name="f16" draw:formula="?f12 / 233"/><draw:equation draw:name="f17" draw:formula="?f13 / 119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1.87753in" svg:y="0.02638in" svg:width="0.07569in" svg:height="0.16181in" draw:id="id3" draw:style-name="a3" draw:name="Freeform 11"><svg:title/><svg:desc/><text:p text:style-name="Normal"/><draw:enhanced-geometry draw:type="non-primitive" svg:viewBox="0 0 481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481"/><draw:equation draw:name="f2" draw:formula="233"/><draw:equation draw:name="f3" draw:formula="0 + 2704"/><draw:equation draw:name="f4" draw:formula="0 + 3185"/><draw:equation draw:name="f5" draw:formula="?f3 - 2704"/><draw:equation draw:name="f6" draw:formula="?f4 - 2704"/><draw:equation draw:name="f7" draw:formula="?f2 - ?f0"/><draw:equation draw:name="f8" draw:formula="?f1 - ?f0"/><draw:equation draw:name="f9" draw:formula="?f8 / 481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481"/><draw:equation draw:name="f16" draw:formula="?f12 / 233"/><draw:equation draw:name="f17" draw:formula="?f13 / 481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21215in" svg:y="0.02638in" svg:width="0.07569in" svg:height="0.16181in" draw:id="id4" draw:style-name="a4" draw:name="Freeform 12"><svg:title/><svg:desc/><text:p text:style-name="Normal"/><draw:enhanced-geometry draw:type="non-primitive" svg:viewBox="0 0 359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359"/><draw:equation draw:name="f2" draw:formula="233"/><draw:equation draw:name="f3" draw:formula="0 + 3186"/><draw:equation draw:name="f4" draw:formula="0 + 3545"/><draw:equation draw:name="f5" draw:formula="?f3 - 3186"/><draw:equation draw:name="f6" draw:formula="?f4 - 3186"/><draw:equation draw:name="f7" draw:formula="?f2 - ?f0"/><draw:equation draw:name="f8" draw:formula="?f1 - ?f0"/><draw:equation draw:name="f9" draw:formula="?f8 / 359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359"/><draw:equation draw:name="f16" draw:formula="?f12 / 233"/><draw:equation draw:name="f17" draw:formula="?f13 / 359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46214in" svg:y="0.02638in" svg:width="0.07569in" svg:height="0.16181in" draw:id="id5" draw:style-name="a5" draw:name="Freeform 13"><svg:title/><svg:desc/><text:p text:style-name="Normal"/><draw:enhanced-geometry draw:type="non-primitive" svg:viewBox="0 0 361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361"/><draw:equation draw:name="f2" draw:formula="233"/><draw:equation draw:name="f3" draw:formula="0 + 3546"/><draw:equation draw:name="f4" draw:formula="0 + 3907"/><draw:equation draw:name="f5" draw:formula="?f3 - 3546"/><draw:equation draw:name="f6" draw:formula="?f4 - 3546"/><draw:equation draw:name="f7" draw:formula="?f2 - ?f0"/><draw:equation draw:name="f8" draw:formula="?f1 - ?f0"/><draw:equation draw:name="f9" draw:formula="?f8 / 361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361"/><draw:equation draw:name="f16" draw:formula="?f12 / 233"/><draw:equation draw:name="f17" draw:formula="?f13 / 361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7137in" svg:y="0.02638in" svg:width="0.07569in" svg:height="0.16181in" draw:id="id6" draw:style-name="a6" draw:name="Freeform 14"><svg:title/><svg:desc/><text:p text:style-name="Normal"/><draw:enhanced-geometry draw:type="non-primitive" svg:viewBox="0 0 119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3"/><draw:equation draw:name="f3" draw:formula="0 + 3908"/><draw:equation draw:name="f4" draw:formula="0 + 4027"/><draw:equation draw:name="f5" draw:formula="?f3 - 3908"/><draw:equation draw:name="f6" draw:formula="?f4 - 3908"/><draw:equation draw:name="f7" draw:formula="?f2 - ?f0"/><draw:equation draw:name="f8" draw:formula="?f1 - ?f0"/><draw:equation draw:name="f9" draw:formula="?f8 / 119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119"/><draw:equation draw:name="f16" draw:formula="?f12 / 233"/><draw:equation draw:name="f17" draw:formula="?f13 / 119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79716in" svg:y="0.02638in" svg:width="0.07569in" svg:height="0.16181in" draw:id="id7" draw:style-name="a7" draw:name="Freeform 15"><svg:title/><svg:desc/><text:p text:style-name="Normal"/><draw:enhanced-geometry draw:type="non-primitive" svg:viewBox="0 0 721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721"/><draw:equation draw:name="f2" draw:formula="233"/><draw:equation draw:name="f3" draw:formula="0 + 4028"/><draw:equation draw:name="f4" draw:formula="0 + 4749"/><draw:equation draw:name="f5" draw:formula="?f3 - 4028"/><draw:equation draw:name="f6" draw:formula="?f4 - 4028"/><draw:equation draw:name="f7" draw:formula="?f2 - ?f0"/><draw:equation draw:name="f8" draw:formula="?f1 - ?f0"/><draw:equation draw:name="f9" draw:formula="?f8 / 721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721"/><draw:equation draw:name="f16" draw:formula="?f12 / 233"/><draw:equation draw:name="f17" draw:formula="?f13 / 721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3.29831in" svg:y="0.02638in" svg:width="0.07569in" svg:height="0.16181in" draw:id="id8" draw:style-name="a8" draw:name="Freeform 16"><svg:title/><svg:desc/><text:p text:style-name="Normal"/><draw:enhanced-geometry draw:type="non-primitive" svg:viewBox="0 0 239 233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239"/><draw:equation draw:name="f2" draw:formula="233"/><draw:equation draw:name="f3" draw:formula="0 + 4750"/><draw:equation draw:name="f4" draw:formula="0 + 4989"/><draw:equation draw:name="f5" draw:formula="?f3 - 4750"/><draw:equation draw:name="f6" draw:formula="?f4 - 4750"/><draw:equation draw:name="f7" draw:formula="?f2 - ?f0"/><draw:equation draw:name="f8" draw:formula="?f1 - ?f0"/><draw:equation draw:name="f9" draw:formula="?f8 / 239"/><draw:equation draw:name="f10" draw:formula="?f7 / 233"/><draw:equation draw:name="f11" draw:formula="?f5 * ?f8"/><draw:equation draw:name="f12" draw:formula="271 * ?f7"/><draw:equation draw:name="f13" draw:formula="?f6 * ?f8"/><draw:equation draw:name="f14" draw:formula="38 * ?f7"/><draw:equation draw:name="f15" draw:formula="?f11 / 239"/><draw:equation draw:name="f16" draw:formula="?f12 / 233"/><draw:equation draw:name="f17" draw:formula="?f13 / 239"/><draw:equation draw:name="f18" draw:formula="?f14 / 233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/draw:g><text:span text:style-name="T491">Constructor:</text:span><text:span text:style-name="T492"><text:s/></text:span><text:span text:style-name="T493">public</text:span><text:span text:style-name="T494"><text:s/></text:span><text:span text:style-name="T495">AlmacenOpiniones</text:span><text:span text:style-name="T496"><text:s/></text:span><text:span text:style-name="T497">(</text:span><text:span text:style-name="T498"><text:s/></text:span><text:span text:style-name="T499">int</text:span><text:span text:style-name="T500"><text:s/></text:span><text:span text:style-name="T501">tamaño</text:span><text:span text:style-name="T502">)</text:span><text:span text:style-name="T503"><text:s/></text:span><text:span text:style-name="T504">–</text:span><text:span text:style-name="T505"><text:s/></text:span><text:span text:style-name="T506">Recibe</text:span><text:span text:style-name="T507"><text:s/></text:span><text:span text:style-name="T508">el tamaño</text:span><text:span text:style-name="T509"><text:s/></text:span><text:span text:style-name="T510">máximo</text:span><text:span text:style-name="T511"><text:s/></text:span><text:span text:style-name="T512">de</text:span><text:span text:style-name="T513"><text:s/>la</text:span><text:span text:style-name="T514"><text:s/></text:span><text:span text:style-name="T515">tabla</text:span><text:span text:style-name="T516"><text:s/></text:span><text:span text:style-name="T517">de</text:span><text:span text:style-name="T518"><text:s/>opiniones.</text:span></text:p>
      <text:p text:style-name="P519"/>
      <text:p text:style-name="P520"/>
      <text:soft-page-break/>
      <text:p text:style-name="P521"><draw:g draw:z-index="251659264" draw:name="Group 29" draw:id="id16" draw:style-name="a16" text:anchor-type="paragraph"><svg:title/><svg:desc/><draw:custom-shape svg:x="0.37638in" svg:y="0.07441in" svg:width="0.07569in" svg:height="0.15972in" draw:id="id10" draw:style-name="a10" draw:name="Freeform 1"><svg:title/><svg:desc/><text:p text:style-name="Normal"/><draw:enhanced-geometry draw:type="non-primitive" svg:viewBox="0 0 841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841"/><draw:equation draw:name="f2" draw:formula="231"/><draw:equation draw:name="f3" draw:formula="0 + 542"/><draw:equation draw:name="f4" draw:formula="0 + 1383"/><draw:equation draw:name="f5" draw:formula="?f3 - 542"/><draw:equation draw:name="f6" draw:formula="?f4 - 542"/><draw:equation draw:name="f7" draw:formula="?f2 - ?f0"/><draw:equation draw:name="f8" draw:formula="?f1 - ?f0"/><draw:equation draw:name="f9" draw:formula="?f8 / 841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841"/><draw:equation draw:name="f16" draw:formula="?f12 / 231"/><draw:equation draw:name="f17" draw:formula="?f13 / 841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0.96098in" svg:y="0.07441in" svg:width="0.07569in" svg:height="0.15972in" draw:id="id11" draw:style-name="a11" draw:name="Freeform 2"><svg:title/><svg:desc/><text:p text:style-name="Normal"/><draw:enhanced-geometry draw:type="non-primitive" svg:viewBox="0 0 119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1"/><draw:equation draw:name="f3" draw:formula="0 + 1384"/><draw:equation draw:name="f4" draw:formula="0 + 1503"/><draw:equation draw:name="f5" draw:formula="?f3 - 1384"/><draw:equation draw:name="f6" draw:formula="?f4 - 1384"/><draw:equation draw:name="f7" draw:formula="?f2 - ?f0"/><draw:equation draw:name="f8" draw:formula="?f1 - ?f0"/><draw:equation draw:name="f9" draw:formula="?f8 / 119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19"/><draw:equation draw:name="f16" draw:formula="?f12 / 231"/><draw:equation draw:name="f17" draw:formula="?f13 / 119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1.04444in" svg:y="0.07441in" svg:width="0.07569in" svg:height="0.15972in" draw:id="id12" draw:style-name="a12" draw:name="Freeform 3"><svg:title/><svg:desc/><text:p text:style-name="Normal"/><draw:enhanced-geometry draw:type="non-primitive" svg:viewBox="0 0 1563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563"/><draw:equation draw:name="f2" draw:formula="231"/><draw:equation draw:name="f3" draw:formula="0 + 1504"/><draw:equation draw:name="f4" draw:formula="0 + 3067"/><draw:equation draw:name="f5" draw:formula="?f3 - 1504"/><draw:equation draw:name="f6" draw:formula="?f4 - 1504"/><draw:equation draw:name="f7" draw:formula="?f2 - ?f0"/><draw:equation draw:name="f8" draw:formula="?f1 - ?f0"/><draw:equation draw:name="f9" draw:formula="?f8 / 1563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563"/><draw:equation draw:name="f16" draw:formula="?f12 / 231"/><draw:equation draw:name="f17" draw:formula="?f13 / 1563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13057in" svg:y="0.07441in" svg:width="0.07569in" svg:height="0.15972in" draw:id="id13" draw:style-name="a13" draw:name="Freeform 4"><svg:title/><svg:desc/><text:p text:style-name="Normal"/><draw:enhanced-geometry draw:type="non-primitive" svg:viewBox="0 0 1323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323"/><draw:equation draw:name="f2" draw:formula="231"/><draw:equation draw:name="f3" draw:formula="0 + 3068"/><draw:equation draw:name="f4" draw:formula="0 + 4391"/><draw:equation draw:name="f5" draw:formula="?f3 - 3068"/><draw:equation draw:name="f6" draw:formula="?f4 - 3068"/><draw:equation draw:name="f7" draw:formula="?f2 - ?f0"/><draw:equation draw:name="f8" draw:formula="?f1 - ?f0"/><draw:equation draw:name="f9" draw:formula="?f8 / 1323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323"/><draw:equation draw:name="f16" draw:formula="?f12 / 231"/><draw:equation draw:name="f17" draw:formula="?f13 / 1323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3.04979in" svg:y="0.07441in" svg:width="0.07569in" svg:height="0.15972in" draw:id="id14" draw:style-name="a14" draw:name="Freeform 5"><svg:title/><svg:desc/><text:p text:style-name="Normal"/><draw:enhanced-geometry draw:type="non-primitive" svg:viewBox="0 0 241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241"/><draw:equation draw:name="f2" draw:formula="231"/><draw:equation draw:name="f3" draw:formula="0 + 4392"/><draw:equation draw:name="f4" draw:formula="0 + 4633"/><draw:equation draw:name="f5" draw:formula="?f3 - 4392"/><draw:equation draw:name="f6" draw:formula="?f4 - 4392"/><draw:equation draw:name="f7" draw:formula="?f2 - ?f0"/><draw:equation draw:name="f8" draw:formula="?f1 - ?f0"/><draw:equation draw:name="f9" draw:formula="?f8 / 241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241"/><draw:equation draw:name="f16" draw:formula="?f12 / 231"/><draw:equation draw:name="f17" draw:formula="?f13 / 241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3.21789in" svg:y="0.07441in" svg:width="0.07569in" svg:height="0.15972in" draw:id="id15" draw:style-name="a15" draw:name="Freeform 6"><svg:title/><svg:desc/><text:p text:style-name="Normal"/><draw:enhanced-geometry draw:type="non-primitive" svg:viewBox="0 0 239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239"/><draw:equation draw:name="f2" draw:formula="231"/><draw:equation draw:name="f3" draw:formula="0 + 4634"/><draw:equation draw:name="f4" draw:formula="0 + 4873"/><draw:equation draw:name="f5" draw:formula="?f3 - 4634"/><draw:equation draw:name="f6" draw:formula="?f4 - 4634"/><draw:equation draw:name="f7" draw:formula="?f2 - ?f0"/><draw:equation draw:name="f8" draw:formula="?f1 - ?f0"/><draw:equation draw:name="f9" draw:formula="?f8 / 239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239"/><draw:equation draw:name="f16" draw:formula="?f12 / 231"/><draw:equation draw:name="f17" draw:formula="?f13 / 239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/draw:g><text:span text:style-name="T522">boolean</text:span><text:span text:style-name="T523"><text:s/></text:span><text:span text:style-name="T524">anotarOpinion</text:span><text:span text:style-name="T525"><text:s/></text:span><text:span text:style-name="T526">(</text:span><text:span text:style-name="T527"><text:s/></text:span><text:span text:style-name="T528">Opinion</text:span><text:span text:style-name="T529"><text:s/></text:span><text:span text:style-name="T530">op</text:span><text:span text:style-name="T531">)</text:span><text:span text:style-name="T532"><text:s/></text:span><text:span text:style-name="T533">–</text:span><text:span text:style-name="T534"><text:s/></text:span><text:span text:style-name="T535">Recibe</text:span><text:span text:style-name="T536"><text:s/></text:span><text:span text:style-name="T537">una</text:span><text:span text:style-name="T538"><text:s/>opinión</text:span><text:span text:style-name="T539"><text:s/></text:span><text:span text:style-name="T540">y</text:span><text:span text:style-name="T541"><text:s/></text:span><text:span text:style-name="T542">la almacena en</text:span><text:span text:style-name="T543"><text:s/></text:span><text:span text:style-name="T544">la tabla<text:s/></text:span><text:span text:style-name="T545">de</text:span><text:span text:style-name="T546"><text:s/></text:span><text:span text:style-name="T547">opiniones,</text:span><text:span text:style-name="T548"><text:s/></text:span><text:span text:style-name="T549">devuelve</text:span><text:span text:style-name="T550"><text:s/></text:span><text:span text:style-name="T551">true</text:span><text:span text:style-name="T552"><text:s/></text:span><text:span text:style-name="T553">si</text:span><text:span text:style-name="T554"><text:s/></text:span><text:span text:style-name="T555">la</text:span><text:span text:style-name="T556"><text:s/></text:span><text:span text:style-name="T557">operación</text:span><text:span text:style-name="T558"><text:s/></text:span><text:span text:style-name="T559">se</text:span><text:span text:style-name="T560"><text:s/></text:span><text:span text:style-name="T561">puede</text:span><text:span text:style-name="T562"><text:s/></text:span><text:span text:style-name="T563">realizar</text:span><text:span text:style-name="T564"><text:s/></text:span><text:span text:style-name="T565">o</text:span><text:span text:style-name="T566"><text:s/></text:span><text:span text:style-name="T567">false</text:span><text:span text:style-name="T568"><text:s/></text:span><text:span text:style-name="T569">en</text:span><text:span text:style-name="T570"><text:s/></text:span><text:span text:style-name="T571">caso</text:span><text:span text:style-name="T572"><text:s/></text:span><text:span text:style-name="T573">contrario.</text:span></text:p>
      <text:p text:style-name="P574"/>
      <text:p text:style-name="P575"><text:span text:style-name="T576">La</text:span><text:span text:style-name="T577"><text:s/></text:span><text:span text:style-name="T578">operación</text:span><text:span text:style-name="T579"><text:s/></text:span>se<text:span text:style-name="T580"><text:s/></text:span><text:span text:style-name="T581">puede</text:span><text:span text:style-name="T582"><text:s/></text:span><text:span text:style-name="T583">realizar:</text:span></text:p>
      <text:list text:style-name="LFO1" text:continue-numbering="true">
        <text:list-item>
          <text:list>
            <text:list-item>
              <text:p text:style-name="P584">Si<text:span text:style-name="T585"><text:s/></text:span><text:span text:style-name="T586">hay</text:span><text:span text:style-name="T587"><text:s/></text:span><text:span text:style-name="T588">espacio</text:span><text:span text:style-name="T589"><text:s/></text:span><text:span text:style-name="T590">suficiente</text:span><text:span text:style-name="T591"><text:s/></text:span><text:span text:style-name="T592">en</text:span><text:span text:style-name="T593"><text:s/></text:span>al<text:span text:style-name="T594"><text:s/></text:span><text:span text:style-name="T595">tabla,</text:span></text:p>
            </text:list-item>
            <text:list-item>
              <text:p text:style-name="P596"><text:span text:style-name="Absatz-Standardschriftart">Si menos cinco opiniones sobre una serie. ( Solo se admiten un máximo de 5 opiniones por serie)</text:span></text:p>
            </text:list-item>
          </text:list>
        </text:list-item>
      </text:list>
      <text:p text:style-name="P597"/>
      <text:p text:style-name="P598"><draw:g draw:z-index="2" draw:name="Group 16" draw:id="id23" draw:style-name="a23" text:anchor-type="paragraph"><svg:title/><svg:desc/><draw:custom-shape svg:x="0.37638in" svg:y="0.07441in" svg:width="0.07569in" svg:height="0.15972in" draw:id="id17" draw:style-name="a17" draw:name="Freeform 7"><svg:title/><svg:desc/><text:p text:style-name="Normal"/><draw:enhanced-geometry draw:type="non-primitive" svg:viewBox="0 0 721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721"/><draw:equation draw:name="f2" draw:formula="231"/><draw:equation draw:name="f3" draw:formula="0 + 542"/><draw:equation draw:name="f4" draw:formula="0 + 1263"/><draw:equation draw:name="f5" draw:formula="?f3 - 542"/><draw:equation draw:name="f6" draw:formula="?f4 - 542"/><draw:equation draw:name="f7" draw:formula="?f2 - ?f0"/><draw:equation draw:name="f8" draw:formula="?f1 - ?f0"/><draw:equation draw:name="f9" draw:formula="?f8 / 721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721"/><draw:equation draw:name="f16" draw:formula="?f12 / 231"/><draw:equation draw:name="f17" draw:formula="?f13 / 721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0.87789in" svg:y="0.07441in" svg:width="0.07569in" svg:height="0.15972in" draw:id="id18" draw:style-name="a18" draw:name="Freeform 8"><svg:title/><svg:desc/><text:p text:style-name="Normal"/><draw:enhanced-geometry draw:type="non-primitive" svg:viewBox="0 0 119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1"/><draw:equation draw:name="f3" draw:formula="0 + 1264"/><draw:equation draw:name="f4" draw:formula="0 + 1383"/><draw:equation draw:name="f5" draw:formula="?f3 - 1264"/><draw:equation draw:name="f6" draw:formula="?f4 - 1264"/><draw:equation draw:name="f7" draw:formula="?f2 - ?f0"/><draw:equation draw:name="f8" draw:formula="?f1 - ?f0"/><draw:equation draw:name="f9" draw:formula="?f8 / 119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19"/><draw:equation draw:name="f16" draw:formula="?f12 / 231"/><draw:equation draw:name="f17" draw:formula="?f13 / 119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0.96095in" svg:y="0.07441in" svg:width="0.07569in" svg:height="0.15972in" draw:id="id19" draw:style-name="a19" draw:name="Freeform 18"><svg:title/><svg:desc/><text:p text:style-name="Normal"/><draw:enhanced-geometry draw:type="non-primitive" svg:viewBox="0 0 481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481"/><draw:equation draw:name="f2" draw:formula="231"/><draw:equation draw:name="f3" draw:formula="0 + 1384"/><draw:equation draw:name="f4" draw:formula="0 + 1865"/><draw:equation draw:name="f5" draw:formula="?f3 - 1384"/><draw:equation draw:name="f6" draw:formula="?f4 - 1384"/><draw:equation draw:name="f7" draw:formula="?f2 - ?f0"/><draw:equation draw:name="f8" draw:formula="?f1 - ?f0"/><draw:equation draw:name="f9" draw:formula="?f8 / 481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481"/><draw:equation draw:name="f16" draw:formula="?f12 / 231"/><draw:equation draw:name="f17" draw:formula="?f13 / 481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1.29556in" svg:y="0.07441in" svg:width="0.07569in" svg:height="0.15972in" draw:id="id20" draw:style-name="a20" draw:name="Freeform 20"><svg:title/><svg:desc/><text:p text:style-name="Normal"/><draw:enhanced-geometry draw:type="non-primitive" svg:viewBox="0 0 119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1"/><draw:equation draw:name="f3" draw:formula="0 + 1866"/><draw:equation draw:name="f4" draw:formula="0 + 1985"/><draw:equation draw:name="f5" draw:formula="?f3 - 1866"/><draw:equation draw:name="f6" draw:formula="?f4 - 1866"/><draw:equation draw:name="f7" draw:formula="?f2 - ?f0"/><draw:equation draw:name="f8" draw:formula="?f1 - ?f0"/><draw:equation draw:name="f9" draw:formula="?f8 / 119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19"/><draw:equation draw:name="f16" draw:formula="?f12 / 231"/><draw:equation draw:name="f17" draw:formula="?f13 / 119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1.37902in" svg:y="0.07441in" svg:width="0.07569in" svg:height="0.15972in" draw:id="id21" draw:style-name="a21" draw:name="Freeform 22"><svg:title/><svg:desc/><text:p text:style-name="Normal"/><draw:enhanced-geometry draw:type="non-primitive" svg:viewBox="0 0 2285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2285"/><draw:equation draw:name="f2" draw:formula="231"/><draw:equation draw:name="f3" draw:formula="0 + 1986"/><draw:equation draw:name="f4" draw:formula="0 + 4271"/><draw:equation draw:name="f5" draw:formula="?f3 - 1986"/><draw:equation draw:name="f6" draw:formula="?f4 - 1986"/><draw:equation draw:name="f7" draw:formula="?f2 - ?f0"/><draw:equation draw:name="f8" draw:formula="?f1 - ?f0"/><draw:equation draw:name="f9" draw:formula="?f8 / 2285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2285"/><draw:equation draw:name="f16" draw:formula="?f12 / 231"/><draw:equation draw:name="f17" draw:formula="?f13 / 2285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draw:custom-shape svg:x="2.96623in" svg:y="0.07441in" svg:width="0.07569in" svg:height="0.15972in" draw:id="id22" draw:style-name="a22" draw:name="Freeform 24"><svg:title/><svg:desc/><text:p text:style-name="Normal"/><draw:enhanced-geometry draw:type="non-primitive" svg:viewBox="0 0 119 231" draw:enhanced-path="M ?f0 ?f2 L ?f1 ?f2 ?f1 ?f0 ?f0 ?f0 ?f0 ?f2 Z N" draw:text-areas="?f19 ?f21 ?f20 ?f22" draw:glue-points="?f23 ?f24 ?f25 ?f24 ?f25 ?f26 ?f23 ?f26 ?f23 ?f24" draw:glue-point-leaving-directions="-0, -0, -0, -0, -0"><draw:equation draw:name="f0" draw:formula="0"/><draw:equation draw:name="f1" draw:formula="119"/><draw:equation draw:name="f2" draw:formula="231"/><draw:equation draw:name="f3" draw:formula="0 + 4272"/><draw:equation draw:name="f4" draw:formula="0 + 4391"/><draw:equation draw:name="f5" draw:formula="?f3 - 4272"/><draw:equation draw:name="f6" draw:formula="?f4 - 4272"/><draw:equation draw:name="f7" draw:formula="?f2 - ?f0"/><draw:equation draw:name="f8" draw:formula="?f1 - ?f0"/><draw:equation draw:name="f9" draw:formula="?f8 / 119"/><draw:equation draw:name="f10" draw:formula="?f7 / 231"/><draw:equation draw:name="f11" draw:formula="?f5 * ?f8"/><draw:equation draw:name="f12" draw:formula="338 * ?f7"/><draw:equation draw:name="f13" draw:formula="?f6 * ?f8"/><draw:equation draw:name="f14" draw:formula="107 * ?f7"/><draw:equation draw:name="f15" draw:formula="?f11 / 119"/><draw:equation draw:name="f16" draw:formula="?f12 / 231"/><draw:equation draw:name="f17" draw:formula="?f13 / 119"/><draw:equation draw:name="f18" draw:formula="?f14 / 231"/><draw:equation draw:name="f19" draw:formula="0 / ?f9"/><draw:equation draw:name="f20" draw:formula="?f1 / ?f9"/><draw:equation draw:name="f21" draw:formula="0 / ?f10"/><draw:equation draw:name="f22" draw:formula="?f2 / ?f10"/><draw:equation draw:name="f23" draw:formula="?f15 / ?f9"/><draw:equation draw:name="f24" draw:formula="?f16 / ?f10"/><draw:equation draw:name="f25" draw:formula="?f17 / ?f9"/><draw:equation draw:name="f26" draw:formula="?f18 / ?f10"/></draw:enhanced-geometry></draw:custom-shape></draw:g><text:span text:style-name="T599">public</text:span><text:span text:style-name="T600"><text:s/></text:span><text:span text:style-name="T601">void</text:span><text:span text:style-name="T602"><text:s/></text:span><text:span text:style-name="T603">listar</text:span><text:span text:style-name="T604"><text:s/></text:span><text:span text:style-name="T605">(String serie)</text:span><text:span text:style-name="T606"><text:s/></text:span><text:span text:style-name="Absatz-Standardschriftart">-</text:span><text:span text:style-name="T607"><text:s/></text:span><text:span text:style-name="T608">Lista<text:s/></text:span><text:span text:style-name="Absatz-Standardschriftart">por</text:span><text:span text:style-name="T609"><text:s/></text:span><text:span text:style-name="T610">la</text:span><text:span text:style-name="T611"><text:s/></text:span><text:span text:style-name="T612">salida</text:span><text:span text:style-name="T613"><text:s/></text:span><text:span text:style-name="T614">estándar</text:span><text:span text:style-name="T615"><text:s/></text:span><text:span text:style-name="T616">las opiniones sobre la serie pasada como parámetro.</text:span></text:p>
      <text:p text:style-name="P617"/>
      <text:p text:style-name="P618"/>
      <text:p text:style-name="P619"/>
      <text:p text:style-name="Textkörper"><text:span text:style-name="T620">Si tuvieras que</text:span><text:span text:style-name="T621"><text:s/></text:span><text:span text:style-name="T622">probar</text:span><text:span text:style-name="T623"><text:s/></text:span><text:span text:style-name="T624">la</text:span><text:span text:style-name="T625"><text:s/></text:span><text:span text:style-name="T626">clase</text:span><text:span text:style-name="T627"><text:s/>AlmacenOpiniones</text:span><text:span text:style-name="T628"><text:s/></text:span><text:span text:style-name="T629">podríamos</text:span><text:span text:style-name="T630"><text:s/></text:span><text:span text:style-name="T631">utilizar</text:span><text:span text:style-name="T632"><text:s/></text:span><text:span text:style-name="T633">este</text:span><text:span text:style-name="T634"><text:s/></text:span><text:span text:style-name="T635">código:</text:span></text:p>
      <text:p text:style-name="P636"/>
      <table:table table:style-name="Table637">
        <table:table-columns>
          <table:table-column table:style-name="TableColumn638"/>
        </table:table-columns>
        <table:table-row table:style-name="TableRow639">
          <table:table-cell table:style-name="TableCell640">
            <text:p text:style-name="P641"/>
            <text:p text:style-name="Standard"><text:span text:style-name="T642">public</text:span><text:span text:style-name="T643"><text:s/></text:span><text:span text:style-name="T644">class</text:span><text:span text:style-name="T645"><text:s/>TestAlmacenOP {</text:span></text:p>
            <text:p text:style-name="P646"/>
            <text:p text:style-name="Standard"><text:span text:style-name="T647"><text:tab/></text:span><text:span text:style-name="T648">public</text:span><text:span text:style-name="T649"><text:s/></text:span><text:span text:style-name="T650">static</text:span><text:span text:style-name="T651"><text:s/></text:span><text:span text:style-name="T652">void</text:span><text:span text:style-name="T653"><text:s/>main(String[]<text:s/></text:span><text:span text:style-name="T654">args</text:span><text:span text:style-name="T655">) {</text:span></text:p>
            <text:p text:style-name="P656"/>
            <text:p text:style-name="Standard"><text:span text:style-name="T657"><text:tab/></text:span><text:span text:style-name="T658"><text:tab/>AlmacenOpiniones<text:s/></text:span><text:span text:style-name="T659">ao</text:span><text:span text:style-name="T660"><text:s/>=<text:s/></text:span><text:span text:style-name="T661">new</text:span><text:span text:style-name="T662"><text:s/>AlmacenOpiniones(10);</text:span></text:p>
            <text:p text:style-name="P663"/>
            <text:p text:style-name="Standard"><text:span text:style-name="T664"><text:tab/></text:span><text:span text:style-name="T665"><text:tab/></text:span><text:span text:style-name="T666">ao</text:span><text:span text:style-name="T667">.anotaOpinion(</text:span><text:span text:style-name="T668">new</text:span><text:span text:style-name="T669"><text:s/>Opinion(</text:span><text:span text:style-name="T670">" Simpática"</text:span><text:span text:style-name="T671">, <text:s/></text:span><text:span text:style-name="T672">"El relojero"</text:span><text:span text:style-name="T673">, Calificacion.</text:span><text:span text:style-name="T674">BIEN</text:span><text:span text:style-name="T675">));</text:span></text:p>
            <text:p text:style-name="Standard"><text:span text:style-name="T676"><text:tab/></text:span><text:span text:style-name="T677"><text:tab/></text:span><text:span text:style-name="T678">ao</text:span><text:span text:style-name="T679">.anotaOpinion(</text:span><text:span text:style-name="T680">new</text:span><text:span text:style-name="T681"><text:s/>Opinion(</text:span><text:span text:style-name="T682">" Pasable "</text:span><text:span text:style-name="T683">, <text:s text:c="2"/></text:span><text:span text:style-name="T684">"El relojero"</text:span><text:span text:style-name="T685">, Calificacion.</text:span><text:span text:style-name="T686">BIEN</text:span><text:span text:style-name="T687">));</text:span></text:p>
            <text:p text:style-name="Standard"><text:span text:style-name="T688"><text:tab/></text:span><text:span text:style-name="T689"><text:tab/></text:span><text:span text:style-name="T690">ao</text:span><text:span text:style-name="T691">.anotaOpinion(</text:span><text:span text:style-name="T692">new</text:span><text:span text:style-name="T693"><text:s/>Opinion(</text:span><text:span text:style-name="T694">" La leche "</text:span><text:span text:style-name="T695">,<text:s/></text:span><text:span text:style-name="T696">"Corriendo a casa"</text:span><text:span text:style-name="T697">, Calificacion.</text:span><text:span text:style-name="T698">EXCELENTE</text:span><text:span text:style-name="T699">));</text:span></text:p>
            <text:p text:style-name="Standard"><text:span text:style-name="T700"><text:tab/></text:span><text:span text:style-name="T701"><text:tab/></text:span><text:span text:style-name="T702">ao</text:span><text:span text:style-name="T703">.anotaOpinion(</text:span><text:span text:style-name="T704">new</text:span><text:span text:style-name="T705"><text:s/>Opinion(</text:span><text:span text:style-name="T706">" Un rollo "</text:span><text:span text:style-name="T707">, <text:s text:c="6"/></text:span><text:span text:style-name="T708">"Un lugar lejano"</text:span><text:span text:style-name="T709">, Calificacion.</text:span><text:span text:style-name="T710">REGULAR</text:span><text:span text:style-name="T711">));</text:span></text:p>
            <text:p text:style-name="Standard"><text:span text:style-name="T712"><text:tab/></text:span><text:span text:style-name="T713"><text:tab/></text:span><text:span text:style-name="T714">ao</text:span><text:span text:style-name="T715">.anotaOpinion(</text:span><text:span text:style-name="T716">new</text:span><text:span text:style-name="T717"><text:s/>Opinion(</text:span><text:span text:style-name="T718">" Pésima "</text:span><text:span text:style-name="T719">, <text:s text:c="8"/></text:span><text:span text:style-name="T720">"Un lugar lejano"</text:span><text:span text:style-name="T721">, Calificacion.</text:span><text:span text:style-name="T722">MAL</text:span><text:span text:style-name="T723">));</text:span></text:p>
            <text:p text:style-name="Standard"><text:span text:style-name="T724"><text:tab/></text:span><text:span text:style-name="T725"><text:tab/></text:span><text:span text:style-name="T726">ao</text:span><text:span text:style-name="T727">.anotaOpinion(</text:span><text:span text:style-name="T728">new</text:span><text:span text:style-name="T729"><text:s/>Opinion(</text:span><text:span text:style-name="T730">" Me gusto mucho "</text:span><text:span text:style-name="T731">,<text:s/></text:span><text:span text:style-name="T732">"Un lugar lejano"</text:span><text:span text:style-name="T733">, Calificacion.</text:span><text:span text:style-name="T734">BIEN</text:span><text:span text:style-name="T735">));</text:span></text:p>
            <text:p text:style-name="Standard"><text:span text:style-name="T736"><text:tab/></text:span><text:span text:style-name="T737"><text:tab/></text:span><text:span text:style-name="T738">ao</text:span><text:span text:style-name="T739">.anotaOpinion(</text:span><text:span text:style-name="T740">new</text:span><text:span text:style-name="T741"><text:s/>Opinion(</text:span><text:span text:style-name="T742">" Me dormí "</text:span><text:span text:style-name="T743">, <text:s text:c="6"/></text:span><text:span text:style-name="T744">"Un lugar lejano"</text:span><text:span text:style-name="T745">, Calificacion.</text:span><text:span text:style-name="T746">REGULAR</text:span><text:span text:style-name="T747">));</text:span></text:p>
            <text:p text:style-name="Standard"><text:span text:style-name="T748"><text:tab/></text:span><text:span text:style-name="T749"><text:tab/></text:span><text:span text:style-name="T750">ao</text:span><text:span text:style-name="T751">.anotaOpinion(</text:span><text:span text:style-name="T752">new</text:span><text:span text:style-name="T753"><text:s/>Opinion(</text:span><text:span text:style-name="T754">" Me encanto "</text:span><text:span text:style-name="T755">, <text:s text:c="4"/></text:span><text:span text:style-name="T756">"Un lugar lejano"</text:span><text:span text:style-name="T757">, Calificacion.</text:span><text:span text:style-name="T758">EXCELENTE</text:span><text:span text:style-name="T759">));</text:span></text:p>
            <text:p text:style-name="Standard"><text:span text:style-name="T760"><text:tab/></text:span><text:span text:style-name="T761"><text:tab/></text:span><text:span text:style-name="T762">ao</text:span><text:span text:style-name="T763">.anotaOpinion(</text:span><text:span text:style-name="T764">new</text:span><text:span text:style-name="T765"><text:s/>Opinion(</text:span><text:span text:style-name="T766">" Muy entretenida "</text:span><text:span text:style-name="T767">,</text:span><text:span text:style-name="T768">"Un lugar lejano"</text:span><text:span text:style-name="T769">, Calificacion.</text:span><text:span text:style-name="T770">BIEN</text:span><text:span text:style-name="T771">));<text:s/></text:span><text:span text:style-name="T772">// No<text:s/></text:span><text:span text:style-name="T773">se</text:span><text:span text:style-name="T774"><text:s/></text:span><text:span text:style-name="T775">almacena</text:span></text:p>
            <text:p text:style-name="P776"><text:tab/><text:tab/></text:p>
            <text:p text:style-name="Standard"><text:span text:style-name="T777"><text:tab/></text:span><text:span text:style-name="T778"><text:tab/></text:span><text:span text:style-name="T779">ao</text:span><text:span text:style-name="T780">.listar(</text:span><text:span text:style-name="T781">"Un lugar lejano"</text:span><text:span text:style-name="T782">);</text:span></text:p>
            <text:p text:style-name="P783"/>
            <text:p text:style-name="P784"><text:tab/>}</text:p>
            <text:p text:style-name="P785"/>
            <text:p text:style-name="P786">}</text:p>
            <text:p text:style-name="P787"/>
          </table:table-cell>
        </table:table-row>
        <table:table-row table:style-name="TableRow788">
          <table:table-cell table:style-name="TableCell789">
            <text:p text:style-name="P790">- OPINIONES SOBRE LA SERIE: Un lugar lejano</text:p>
            <text:p text:style-name="P791">4:Un lugar lejano: Un rollo :REGULAR</text:p>
            <text:p text:style-name="P792">5:Un lugar lejano: Pésima :MAL</text:p>
            <text:p text:style-name="P793">6:Un lugar lejano: Me gusto mucho :BIEN</text:p>
            <text:p text:style-name="P794">7:Un lugar lejano: Me dormí :REGULAR</text:p>
            <text:p text:style-name="P795">8:Un lugar lejano: Me encanto :EXCELENTE</text:p>
          </table:table-cell>
        </table:table-row>
      </table:table>
      <text:p text:style-name="P7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/>
    <style:font-face style:name="Monospace" svg:font-family="Monospace" style:font-family-generic="roman" style:font-pitch="variable"/>
    <style:font-face style:name="DejaVu Sans Mono" svg:font-family="DejaVu Sans Mono" style:font-family-generic="modern" style:font-pitch="fixed"/>
    <style:font-face style:name="Ubuntu Mono" svg:font-family="Ubuntu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körper" style:display-name="Textkörper" style:family="paragraph" style:parent-style-name="Standard">
      <style:paragraph-properties fo:margin-left="0.0715in">
        <style:tab-stops/>
      </style:paragraph-properties>
      <style:text-properties style:font-name-asian="Liberation Serif" style:font-name-complex="Liberation Serif" fo:hyphenate="false"/>
    </style:style>
    <style:style style:name="Überschrift1" style:display-name="Überschrift 1" style:family="paragraph" style:parent-style-name="Standard" style:default-outline-level="1">
      <style:paragraph-properties fo:margin-left="0.0715in">
        <style:tab-stops/>
      </style:paragraph-properties>
      <style:text-properties style:font-name-asian="Liberation Serif" style:font-name-complex="Liberation Serif"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bsatz-Standardschriftart" style:display-name="Absatz-Standardschriftart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Liberation Serif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list-format-name="NLF0" style:num-format="1">
        <style:list-level-properties text:space-before="0.0715in" text:min-label-width="0.1805in" text:list-level-position-and-space-mode="label-alignment">
          <style:list-level-label-alignment text:label-followed-by="listtab" fo:margin-left="0.252in" fo:text-indent="-0.1805in"/>
        </style:list-level-properties>
      </text:list-level-style-number>
      <text:list-level-style-bullet text:level="2" text:bullet-char="•">
        <style:list-level-properties text:space-before="0.7715in" text:min-label-width="0.1805in" text:list-level-position-and-space-mode="label-alignment">
          <style:list-level-label-alignment text:label-followed-by="listtab" fo:margin-left="0.952in" fo:text-indent="-0.1805in"/>
        </style:list-level-properties>
      </text:list-level-style-bullet>
      <text:list-level-style-bullet text:level="3" text:bullet-char="•">
        <style:list-level-properties text:space-before="1.4715in" text:min-label-width="0.1805in" text:list-level-position-and-space-mode="label-alignment">
          <style:list-level-label-alignment text:label-followed-by="listtab" fo:margin-left="1.652in" fo:text-indent="-0.1805in"/>
        </style:list-level-properties>
      </text:list-level-style-bullet>
      <text:list-level-style-bullet text:level="4" text:bullet-char="•">
        <style:list-level-properties text:space-before="2.1715in" text:min-label-width="0.1805in" text:list-level-position-and-space-mode="label-alignment">
          <style:list-level-label-alignment text:label-followed-by="listtab" fo:margin-left="2.352in" fo:text-indent="-0.1805in"/>
        </style:list-level-properties>
      </text:list-level-style-bullet>
      <text:list-level-style-bullet text:level="5" text:bullet-char="•">
        <style:list-level-properties text:space-before="2.8715in" text:min-label-width="0.1805in" text:list-level-position-and-space-mode="label-alignment">
          <style:list-level-label-alignment text:label-followed-by="listtab" fo:margin-left="3.052in" fo:text-indent="-0.1805in"/>
        </style:list-level-properties>
      </text:list-level-style-bullet>
      <text:list-level-style-bullet text:level="6" text:bullet-char="•">
        <style:list-level-properties text:space-before="3.5715in" text:min-label-width="0.1805in" text:list-level-position-and-space-mode="label-alignment">
          <style:list-level-label-alignment text:label-followed-by="listtab" fo:margin-left="3.752in" fo:text-indent="-0.1805in"/>
        </style:list-level-properties>
      </text:list-level-style-bullet>
      <text:list-level-style-bullet text:level="7" text:bullet-char="•">
        <style:list-level-properties text:space-before="4.2729in" text:min-label-width="0.1805in" text:list-level-position-and-space-mode="label-alignment">
          <style:list-level-label-alignment text:label-followed-by="listtab" fo:margin-left="4.4534in" fo:text-indent="-0.1805in"/>
        </style:list-level-properties>
      </text:list-level-style-bullet>
      <text:list-level-style-bullet text:level="8" text:bullet-char="•">
        <style:list-level-properties text:space-before="4.9729in" text:min-label-width="0.1805in" text:list-level-position-and-space-mode="label-alignment">
          <style:list-level-label-alignment text:label-followed-by="listtab" fo:margin-left="5.1534in" fo:text-indent="-0.1805in"/>
        </style:list-level-properties>
      </text:list-level-style-bullet>
      <text:list-level-style-bullet text:level="9" text:bullet-char="•">
        <style:list-level-properties text:space-before="5.6729in" text:min-label-width="0.1805in" text:list-level-position-and-space-mode="label-alignment">
          <style:list-level-label-alignment text:label-followed-by="listtab" fo:margin-left="5.8534in" fo:text-indent="-0.1805in"/>
        </style:list-level-properties>
      </text:list-level-style-bullet>
    </text:list-style>
    <number:num-list-format style:name="NLF0">
      <number:num-list-label text:level="1"/>
      <number:text>%1%)</number:text>
    </number:num-list-format>
    <style:page-layout style:name="PL0">
      <style:page-layout-properties fo:page-width="8.268in" fo:page-height="11.693in" style:print-orientation="portrait" fo:margin-top="0.5in" fo:margin-left="0.3763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34in"/>
      </style:header-style>
      <style:footer-style>
        <style:header-footer-properties style:dynamic-spacing="true" fo:min-height="0.2902in"/>
      </style:footer-style>
    </style:page-layout>
  </office:automatic-styles>
  <office:master-styles>
    <style:master-page style:name="MP0" style:page-layout-name="PL0">
      <style:header>
        <text:p text:style-name="Encabezado">Daniel Crespo<text:s/><text:tab/><text:tab/>1º DAW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niel Crespo</meta:initial-creator>
    <dc:creator>24DAW108</dc:creator>
    <meta:creation-date>2025-02-21T11:51:00Z</meta:creation-date>
    <dc:date>2025-02-21T11:51:00Z</dc:date>
    <meta:template xlink:href="Normal" xlink:type="simple"/>
    <meta:editing-cycles>2</meta:editing-cycles>
    <meta:editing-duration>PT720S</meta:editing-duration>
    <meta:document-statistic meta:page-count="3" meta:paragraph-count="10" meta:word-count="834" meta:character-count="5415" meta:row-count="38" meta:non-whitespace-character-count="4591"/>
  </office:meta>
</office:document-meta>
</file>